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27.01pt"/>
    </style:style>
    <style:style style:name="co5" style:family="table-column">
      <style:table-column-properties fo:break-before="auto" style:column-width="28.15pt"/>
    </style:style>
    <style:style style:name="co6" style:family="table-column">
      <style:table-column-properties fo:break-before="auto" style:column-width="33.96pt"/>
    </style:style>
    <style:style style:name="co7" style:family="table-column">
      <style:table-column-properties fo:break-before="auto" style:column-width="35.49pt"/>
    </style:style>
    <style:style style:name="co8" style:family="table-column">
      <style:table-column-properties fo:break-before="auto" style:column-width="15.79pt"/>
    </style:style>
    <style:style style:name="co9" style:family="table-column">
      <style:table-column-properties fo:break-before="auto" style:column-width="39.15pt"/>
    </style:style>
    <style:style style:name="co10" style:family="table-column">
      <style:table-column-properties fo:break-before="auto" style:column-width="46.74pt"/>
    </style:style>
    <style:style style:name="co11" style:family="table-column">
      <style:table-column-properties fo:break-before="auto" style:column-width="39.8pt"/>
    </style:style>
    <style:style style:name="co12" style:family="table-column">
      <style:table-column-properties fo:break-before="auto" style:column-width="58.79pt"/>
    </style:style>
    <style:style style:name="co13" style:family="table-column">
      <style:table-column-properties fo:break-before="auto" style:column-width="27.21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0002" number:language="en" number:country="US">
      <number:number number:decimal-places="2" loext:min-decimal-places="2" number:min-integer-digits="1"/>
    </number:number-style>
    <number:date-style style:name="N2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0002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0002">
      <style:table-cell-properties fo:background-color="transparent"/>
      <style:text-properties style:use-window-font-color="true"/>
    </style:style>
    <style:style style:name="ce9" style:family="table-cell" style:parent-style-name="Default" style:data-style-name="N1000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0002">
      <style:text-properties style:use-window-font-color="tru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weight="bold" style:font-weight-asian="bold" style:font-weight-complex="bold"/>
    </style:style>
    <style:style style:name="ce12" style:family="table-cell" style:parent-style-name="Default" style:data-style-name="N10002">
      <style:table-cell-properties style:text-align-source="fix" style:repeat-content="false" fo:background-color="transparent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Arial1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10002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4c4c4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4c4c4c"/>
      <style:text-properties style:use-window-font-color="true"/>
    </style:style>
    <style:style style:name="ce18" style:family="table-cell" style:parent-style-name="Default">
      <style:table-cell-properties fo:background-color="#4c4c4c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font-name="Arial1" fo:font-weight="bold" style:font-weight-asian="bold" style:font-weight-complex="bold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2">
      <style:text-properties style:use-window-font-color="true"/>
    </style:style>
    <style:style style:name="ce23" style:family="table-cell" style:parent-style-name="Default" style:data-style-name="N2"/>
    <style:style style:name="ce24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font-name="Arial1" fo:font-weight="bold" style:font-weight-asian="bold" style:font-weight-complex="bold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27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28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109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 style:data-style-name="N109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31" style:family="table-cell" style:parent-style-name="Default" style:data-style-name="N109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2" style:family="table-cell" style:parent-style-name="Default" style:data-style-name="N109">
      <style:table-cell-properties style:text-align-source="fix" style:repeat-content="false"/>
      <style:paragraph-properties fo:text-align="start" fo:margin-left="0pt"/>
      <style:text-properties style:use-window-font-color="true"/>
    </style:style>
    <style:style style:name="ce33" style:family="table-cell" style:parent-style-name="Default" style:data-style-name="N109">
      <style:table-cell-properties style:text-align-source="fix" style:repeat-content="false"/>
      <style:paragraph-properties fo:text-align="center" fo:margin-left="0pt"/>
    </style:style>
    <style:style style:name="ce34" style:family="table-cell" style:parent-style-name="Default" style:data-style-name="N20036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20036">
      <style:text-properties style:use-window-font-color="true"/>
    </style:style>
    <style:style style:name="ce36" style:family="table-cell" style:parent-style-name="Default" style:data-style-name="N20036"/>
    <style:style style:name="ce37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38" style:family="table-cell" style:parent-style-name="Default" style:data-style-name="N109">
      <style:text-properties style:use-window-font-color="true"/>
    </style:style>
    <style:style style:name="ce39" style:family="table-cell" style:parent-style-name="Default" style:data-style-name="N109">
      <style:table-cell-properties style:text-align-source="fix" style:repeat-content="false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40" style:family="table-cell" style:parent-style-name="Default" style:data-style-name="N109">
      <style:table-cell-properties fo:background-color="transparent"/>
      <style:text-properties style:use-window-font-color="true"/>
    </style:style>
    <style:style style:name="ce41" style:family="table-cell" style:parent-style-name="Default" style:data-style-name="N109"/>
  </office:automatic-styles>
  <office:body>
    <office:spreadsheet>
      <table:table table:name="Sheet1" table:style-name="ta1" table:print-ranges="Sheet1.A1:Sheet1.F6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5"/>
        <table:table-column table:style-name="co4" table:default-cell-style-name="Default"/>
        <table:table-column table:style-name="co5" table:default-cell-style-name="ce5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ce5"/>
        <table:table-column table:style-name="co6" table:default-cell-style-name="ce5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8" table:default-cell-style-name="ce18"/>
        <table:table-column table:style-name="co9" table:default-cell-style-name="ce23"/>
        <table:table-column table:style-name="co10" table:default-cell-style-name="ce28"/>
        <table:table-column table:style-name="co10" table:default-cell-style-name="ce29"/>
        <table:table-column table:style-name="co11" table:default-cell-style-name="ce33"/>
        <table:table-column table:style-name="co12" table:default-cell-style-name="ce36"/>
        <table:table-column table:style-name="co9" table:default-cell-style-name="ce29"/>
        <table:table-column table:style-name="co9" table:default-cell-style-name="ce41"/>
        <table:table-column table:style-name="co13" table:default-cell-style-name="Default"/>
        <table:table-column table:style-name="co14" table:number-columns-repeated="96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E-Mail-Adresse</text:p>
          </table:table-cell>
          <table:table-cell table:style-name="ce3" office:value-type="string" calcext:value-type="string">
            <text:p>Grp.</text:p>
          </table:table-cell>
          <table:table-cell table:style-name="ce3" office:value-type="string" calcext:value-type="string">
            <text:p>SG</text:p>
          </table:table-cell>
          <table:table-cell office:value-type="string" calcext:value-type="string">
            <text:p>FS</text:p>
          </table:table-cell>
          <table:table-cell table:style-name="ce6" office:value-type="string" calcext:value-type="string" table:number-columns-spanned="3" table:number-rows-spanned="1">
            <text:p>Übung 01</text:p>
          </table:table-cell>
          <table:covered-table-cell table:number-columns-repeated="2" table:style-name="ce1"/>
          <table:table-cell table:style-name="ce6" office:value-type="string" calcext:value-type="string" table:number-columns-spanned="4" table:number-rows-spanned="1">
            <text:p>Übung 02</text:p>
          </table:table-cell>
          <table:covered-table-cell table:number-columns-repeated="3" table:style-name="ce3"/>
          <table:table-cell table:style-name="ce14" office:value-type="string" calcext:value-type="string" table:number-columns-spanned="3" table:number-rows-spanned="1">
            <text:p>Übung 03</text:p>
          </table:table-cell>
          <table:covered-table-cell table:number-columns-repeated="2" table:style-name="ce1"/>
          <table:table-cell table:style-name="ce14" office:value-type="string" calcext:value-type="string" table:number-columns-spanned="4" table:number-rows-spanned="1">
            <text:p>Übung 04</text:p>
          </table:table-cell>
          <table:covered-table-cell table:number-columns-repeated="3" table:style-name="ce1"/>
          <table:table-cell table:style-name="ce14" office:value-type="string" calcext:value-type="string" table:number-columns-spanned="3" table:number-rows-spanned="1">
            <text:p>Übung 05</text:p>
          </table:table-cell>
          <table:covered-table-cell table:style-name="ce14"/>
          <table:covered-table-cell table:style-name="ce1"/>
          <table:table-cell table:style-name="ce14" office:value-type="string" calcext:value-type="string" table:number-columns-spanned="4" table:number-rows-spanned="1">
            <text:p>Übung 06</text:p>
          </table:table-cell>
          <table:covered-table-cell table:style-name="ce14"/>
          <table:covered-table-cell table:number-columns-repeated="2" table:style-name="ce1"/>
          <table:table-cell table:style-name="ce14" office:value-type="string" calcext:value-type="string" table:number-columns-spanned="3" table:number-rows-spanned="1">
            <text:p>Übung 07</text:p>
          </table:table-cell>
          <table:covered-table-cell table:style-name="ce14"/>
          <table:covered-table-cell table:style-name="ce1"/>
          <table:table-cell table:style-name="ce14" office:value-type="string" calcext:value-type="string" table:number-columns-spanned="4" table:number-rows-spanned="1">
            <text:p>Übung 08</text:p>
          </table:table-cell>
          <table:covered-table-cell table:number-columns-repeated="2" table:style-name="ce14"/>
          <table:covered-table-cell table:style-name="ce1"/>
          <table:table-cell table:style-name="ce14" office:value-type="string" calcext:value-type="string" table:number-columns-spanned="4" table:number-rows-spanned="1">
            <text:p>Übung 09</text:p>
          </table:table-cell>
          <table:covered-table-cell table:number-columns-repeated="2" table:style-name="ce14"/>
          <table:covered-table-cell table:style-name="ce1"/>
          <table:table-cell table:style-name="ce14" office:value-type="string" calcext:value-type="string" table:number-columns-spanned="4" table:number-rows-spanned="1">
            <text:p>Übung 10</text:p>
          </table:table-cell>
          <table:covered-table-cell table:number-columns-repeated="2" table:style-name="ce14"/>
          <table:covered-table-cell table:style-name="ce1"/>
          <table:table-cell table:style-name="ce14" office:value-type="string" calcext:value-type="string" table:number-columns-spanned="3" table:number-rows-spanned="1">
            <text:p>AS 1</text:p>
          </table:table-cell>
          <table:covered-table-cell table:style-name="ce14"/>
          <table:covered-table-cell table:style-name="ce1"/>
          <table:table-cell table:style-name="ce14" office:value-type="string" calcext:value-type="string" table:number-columns-spanned="4" table:number-rows-spanned="1">
            <text:p>AS 2</text:p>
          </table:table-cell>
          <table:covered-table-cell table:number-columns-repeated="2" table:style-name="ce14"/>
          <table:covered-table-cell table:style-name="ce1"/>
          <table:table-cell table:style-name="ce14" office:value-type="string" calcext:value-type="string" table:number-columns-spanned="5" table:number-rows-spanned="1">
            <text:p>AS 3</text:p>
          </table:table-cell>
          <table:covered-table-cell table:number-columns-repeated="3" table:style-name="ce14"/>
          <table:covered-table-cell table:style-name="ce1"/>
          <table:table-cell table:style-name="ce16"/>
          <table:table-cell table:style-name="ce19"/>
          <table:table-cell table:style-name="ce24"/>
          <table:table-cell/>
          <table:table-cell table:style-name="ce29"/>
          <table:table-cell table:style-name="ce34"/>
          <table:table-cell/>
          <table:table-cell table:style-name="ce29"/>
          <table:table-cell table:style-name="ce1" table:number-columns-repeated="947"/>
          <table:table-cell table:number-columns-repeated="15"/>
        </table:table-row>
        <table:table-row table:style-name="ro1">
          <table:table-cell table:style-name="ce1" table:number-columns-repeated="3"/>
          <table:table-cell table:style-name="ce3" table:number-columns-repeated="2"/>
          <table:table-cell/>
          <table:table-cell table:style-name="ce3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1" office:value-type="string" calcext:value-type="string">
            <text:p>Σ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1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1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1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1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1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1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1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1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1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1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1" office:value-type="string" calcext:value-type="string">
            <text:p>Σ</text:p>
          </table:table-cell>
          <table:table-cell table:style-name="ce16"/>
          <table:table-cell table:style-name="ce20" office:value-type="string" calcext:value-type="string">
            <text:p>Σ</text:p>
          </table:table-cell>
          <table:table-cell table:style-name="ce25" office:value-type="string" calcext:value-type="string">
            <text:p>%</text:p>
          </table:table-cell>
          <table:table-cell office:value-type="string" calcext:value-type="string">
            <text:p>Vornote</text:p>
          </table:table-cell>
          <table:table-cell table:style-name="ce29" office:value-type="string" calcext:value-type="string">
            <text:p>FG/MP</text:p>
          </table:table-cell>
          <table:table-cell table:style-name="ce34" office:value-type="string" calcext:value-type="string">
            <text:p>Datum</text:p>
          </table:table-cell>
          <table:table-cell office:value-type="string" calcext:value-type="string">
            <text:p>Note</text:p>
          </table:table-cell>
          <table:table-cell table:style-name="ce29"/>
          <table:table-cell table:style-name="ce1" table:number-columns-repeated="947"/>
          <table:table-cell table:number-columns-repeated="15"/>
        </table:table-row>
        <table:table-row table:style-name="ro1">
          <table:table-cell table:style-name="ce1" table:number-columns-repeated="3"/>
          <table:table-cell table:style-name="ce3" table:number-columns-repeated="2"/>
          <table:table-cell/>
          <table:table-cell table:style-name="ce7" office:value-type="float" office:value="4" calcext:value-type="float">
            <text:p>4.00</text:p>
          </table:table-cell>
          <table:table-cell table:style-name="ce9" office:value-type="float" office:value="6" calcext:value-type="float">
            <text:p>6.00</text:p>
          </table:table-cell>
          <table:table-cell table:style-name="ce12" table:formula="of:=SUM([.G3:.H3])" office:value-type="float" office:value="10" calcext:value-type="float">
            <text:p>10.00</text:p>
          </table:table-cell>
          <table:table-cell table:style-name="ce7" office:value-type="float" office:value="4" calcext:value-type="float">
            <text:p>4.00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" calcext:value-type="float">
            <text:p>1.00</text:p>
          </table:table-cell>
          <table:table-cell table:style-name="ce7" table:formula="of:=SUM([.J3:.L3])" office:value-type="float" office:value="10" calcext:value-type="float">
            <text:p>10.00</text:p>
          </table:table-cell>
          <table:table-cell table:style-name="ce9" office:value-type="float" office:value="4" calcext:value-type="float">
            <text:p>4.00</text:p>
          </table:table-cell>
          <table:table-cell table:style-name="ce9" office:value-type="float" office:value="6" calcext:value-type="float">
            <text:p>6.00</text:p>
          </table:table-cell>
          <table:table-cell table:style-name="ce9" table:formula="of:=SUM([.N3:.O3])" office:value-type="float" office:value="10" calcext:value-type="float">
            <text:p>10.00</text:p>
          </table:table-cell>
          <table:table-cell table:style-name="ce9" office:value-type="float" office:value="5" calcext:value-type="float">
            <text:p>5.00</text:p>
          </table:table-cell>
          <table:table-cell table:style-name="ce9" office:value-type="float" office:value="2" calcext:value-type="float">
            <text:p>2.00</text:p>
          </table:table-cell>
          <table:table-cell table:style-name="ce9" office:value-type="float" office:value="3" calcext:value-type="float">
            <text:p>3.00</text:p>
          </table:table-cell>
          <table:table-cell table:style-name="ce9" table:formula="of:=SUM([.Q3:.S3])" office:value-type="float" office:value="10" calcext:value-type="float">
            <text:p>10.00</text:p>
          </table:table-cell>
          <table:table-cell table:number-columns-repeated="2" table:style-name="ce9" office:value-type="float" office:value="5" calcext:value-type="float">
            <text:p>5.00</text:p>
          </table:table-cell>
          <table:table-cell table:style-name="ce9" table:formula="of:=SUM([.U3:.V3])" office:value-type="float" office:value="10" calcext:value-type="float">
            <text:p>10.00</text:p>
          </table:table-cell>
          <table:table-cell table:style-name="ce9" office:value-type="float" office:value="2" calcext:value-type="float">
            <text:p>2.00</text:p>
          </table:table-cell>
          <table:table-cell table:number-columns-repeated="2" table:style-name="ce9" office:value-type="float" office:value="4" calcext:value-type="float">
            <text:p>4.00</text:p>
          </table:table-cell>
          <table:table-cell table:style-name="ce9" table:formula="of:=SUM([.X3:.Z3])" office:value-type="float" office:value="10" calcext:value-type="float">
            <text:p>10.00</text:p>
          </table:table-cell>
          <table:table-cell table:style-name="ce9" office:value-type="float" office:value="4" calcext:value-type="float">
            <text:p>4.00</text:p>
          </table:table-cell>
          <table:table-cell table:style-name="ce9" office:value-type="float" office:value="2" calcext:value-type="float">
            <text:p>2.00</text:p>
          </table:table-cell>
          <table:table-cell table:style-name="ce9" table:formula="of:=SUM([.AB3:.AC3])" office:value-type="float" office:value="6" calcext:value-type="float">
            <text:p>6.00</text:p>
          </table:table-cell>
          <table:table-cell table:style-name="ce9" office:value-type="float" office:value="2" calcext:value-type="float">
            <text:p>2.00</text:p>
          </table:table-cell>
          <table:table-cell table:number-columns-repeated="2" table:style-name="ce9" office:value-type="float" office:value="4" calcext:value-type="float">
            <text:p>4.00</text:p>
          </table:table-cell>
          <table:table-cell table:style-name="ce9" table:formula="of:=SUM([.AE3:.AG3])" office:value-type="float" office:value="10" calcext:value-type="float">
            <text:p>10.00</text:p>
          </table:table-cell>
          <table:table-cell table:style-name="ce9" office:value-type="float" office:value="3" calcext:value-type="float">
            <text:p>3.00</text:p>
          </table:table-cell>
          <table:table-cell table:style-name="ce9" office:value-type="float" office:value="2" calcext:value-type="float">
            <text:p>2.00</text:p>
          </table:table-cell>
          <table:table-cell table:style-name="ce9" office:value-type="float" office:value="5" calcext:value-type="float">
            <text:p>5.00</text:p>
          </table:table-cell>
          <table:table-cell table:style-name="ce9" table:formula="of:=SUM([.AI3:.AK3])" office:value-type="float" office:value="10" calcext:value-type="float">
            <text:p>10.00</text:p>
          </table:table-cell>
          <table:table-cell table:style-name="ce9" office:value-type="float" office:value="2" calcext:value-type="float">
            <text:p>2.00</text:p>
          </table:table-cell>
          <table:table-cell table:style-name="ce9" office:value-type="float" office:value="3" calcext:value-type="float">
            <text:p>3.00</text:p>
          </table:table-cell>
          <table:table-cell table:style-name="ce9" office:value-type="float" office:value="5" calcext:value-type="float">
            <text:p>5.00</text:p>
          </table:table-cell>
          <table:table-cell table:style-name="ce9" table:formula="of:=SUM([.AM3:.AO3])" office:value-type="float" office:value="10" calcext:value-type="float">
            <text:p>10.00</text:p>
          </table:table-cell>
          <table:table-cell table:number-columns-repeated="2" table:style-name="ce9" office:value-type="float" office:value="1" calcext:value-type="float">
            <text:p>1.00</text:p>
          </table:table-cell>
          <table:table-cell table:style-name="ce9" table:formula="of:=SUM([.AQ3:.AR3])" office:value-type="float" office:value="2" calcext:value-type="float">
            <text:p>2.00</text:p>
          </table:table-cell>
          <table:table-cell table:number-columns-repeated="3" table:style-name="ce9" office:value-type="float" office:value="1" calcext:value-type="float">
            <text:p>1.00</text:p>
          </table:table-cell>
          <table:table-cell table:style-name="ce9" table:formula="of:=SUM([.AT3:.AV3])" office:value-type="float" office:value="3" calcext:value-type="float">
            <text:p>3.00</text:p>
          </table:table-cell>
          <table:table-cell table:number-columns-repeated="4" table:style-name="ce9" office:value-type="float" office:value="1" calcext:value-type="float">
            <text:p>1.00</text:p>
          </table:table-cell>
          <table:table-cell table:style-name="ce9" table:formula="of:=SUM([.AX3:.BA3])" office:value-type="float" office:value="4" calcext:value-type="float">
            <text:p>4.00</text:p>
          </table:table-cell>
          <table:table-cell table:style-name="ce16"/>
          <table:table-cell table:style-name="ce21" table:formula="of:=[.I3]+[.M3]+[.P3]+[.T3]+[.W3]+[.AA3]+[.AD3]+[.AH3]+[.AL3]+[.AP3]" office:value-type="float" office:value="96" calcext:value-type="float">
            <text:p>96,00</text:p>
          </table:table-cell>
          <table:table-cell table:style-name="ce24" table:formula="of:=[.BD3]/[.$BD$3]" office:value-type="percentage" office:value="1" calcext:value-type="percentage">
            <text:p>100,00%</text:p>
          </table:table-cell>
          <table:table-cell/>
          <table:table-cell table:style-name="ce29"/>
          <table:table-cell table:style-name="ce34"/>
          <table:table-cell/>
          <table:table-cell table:style-name="ce29" table:number-columns-repeated="2"/>
          <table:table-cell/>
          <table:table-cell table:style-name="ce1" table:number-columns-repeated="945"/>
          <table:table-cell table:number-columns-repeated="15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/>
          <table:table-cell table:style-name="ce10"/>
          <table:table-cell table:style-name="ce12" table:formula="of:=SUM([.G4:.H4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4:.L4])" office:value-type="float" office:value="0" calcext:value-type="float">
            <text:p>0.00</text:p>
          </table:table-cell>
          <table:table-cell table:style-name="ce10" table:number-columns-repeated="2"/>
          <table:table-cell table:style-name="ce15" table:formula="of:=SUM([.N4:.O4])" office:value-type="float" office:value="0" calcext:value-type="float">
            <text:p>0.00</text:p>
          </table:table-cell>
          <table:table-cell table:style-name="ce8" table:number-columns-repeated="3"/>
          <table:table-cell table:style-name="ce15" table:formula="of:=SUM([.Q4:.S4])" office:value-type="float" office:value="0" calcext:value-type="float">
            <text:p>0.00</text:p>
          </table:table-cell>
          <table:table-cell table:style-name="ce10" table:number-columns-repeated="2"/>
          <table:table-cell table:style-name="ce15" table:formula="of:=SUM([.U4:.V4])" office:value-type="float" office:value="0" calcext:value-type="float">
            <text:p>0.00</text:p>
          </table:table-cell>
          <table:table-cell table:style-name="ce8" table:number-columns-repeated="3"/>
          <table:table-cell table:style-name="ce15" table:formula="of:=SUM([.X4:.Z4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4:.AC4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4:.AG4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4:.AK4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4:.AO4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4:.AR4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4:.AV4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4:.BA4])" office:value-type="float" office:value="0" calcext:value-type="float">
            <text:p>0.00</text:p>
          </table:table-cell>
          <table:table-cell table:style-name="ce17"/>
          <table:table-cell table:style-name="ce21" table:formula="of:=[.I4]+[.M4]+[.P4]+[.T4]+[.W4]+[.AA4]+[.AD4]+[.AH4]+[.AL4]+[.AP4]+[.AS4]+[.AW4]+[.BB4]" office:value-type="float" office:value="0" calcext:value-type="float">
            <text:p>0,00</text:p>
          </table:table-cell>
          <table:table-cell table:style-name="ce24" table:formula="of:=[.BD4]/[.$BD$3]" office:value-type="percentage" office:value="0" calcext:value-type="percentage">
            <text:p>0,00%</text:p>
          </table:table-cell>
          <table:table-cell table:style-name="ce30" table:formula="of:=IF([.BE4]&lt;0.5;5;IF([.BE4]&lt;0.55;4;IF([.BE4]&lt;0.6;3.7;IF([.BE4]&lt;0.65;3.3;IF([.BE4]&lt;0.7;3;IF([.BE4]&lt;0.75;2.7;IF([.BE4]&lt;0.8;2.3;IF([.BE4]&lt;0.85;2;IF([.BE4]&lt;0.9;1.7;IF([.BE4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40"/>
          <table:table-cell table:style-name="ce30"/>
          <table:table-cell table:style-name="ce2" table:number-columns-repeated="961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/>
          <table:table-cell table:style-name="ce10"/>
          <table:table-cell table:style-name="ce12" table:formula="of:=SUM([.G5:.H5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5:.L5])" office:value-type="float" office:value="0" calcext:value-type="float">
            <text:p>0.00</text:p>
          </table:table-cell>
          <table:table-cell table:style-name="ce10" table:number-columns-repeated="2"/>
          <table:table-cell table:style-name="ce15" table:formula="of:=SUM([.N5:.O5])" office:value-type="float" office:value="0" calcext:value-type="float">
            <text:p>0.00</text:p>
          </table:table-cell>
          <table:table-cell table:style-name="ce8" table:number-columns-repeated="3"/>
          <table:table-cell table:style-name="ce15" table:formula="of:=SUM([.Q5:.S5])" office:value-type="float" office:value="0" calcext:value-type="float">
            <text:p>0.00</text:p>
          </table:table-cell>
          <table:table-cell table:style-name="ce10" table:number-columns-repeated="2"/>
          <table:table-cell table:style-name="ce15" table:formula="of:=SUM([.U5:.V5])" office:value-type="float" office:value="0" calcext:value-type="float">
            <text:p>0.00</text:p>
          </table:table-cell>
          <table:table-cell table:style-name="ce8" table:number-columns-repeated="3"/>
          <table:table-cell table:style-name="ce15" table:formula="of:=SUM([.X5:.Z5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5:.AC5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5:.AG5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5:.AK5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5:.AO5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5:.AR5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5:.AV5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5:.BA5])" office:value-type="float" office:value="0" calcext:value-type="float">
            <text:p>0.00</text:p>
          </table:table-cell>
          <table:table-cell table:style-name="ce17"/>
          <table:table-cell table:style-name="ce21" table:formula="of:=[.I5]+[.M5]+[.P5]+[.T5]+[.W5]+[.AA5]+[.AD5]+[.AH5]+[.AL5]+[.AP5]+[.AS5]+[.AW5]+[.BB5]" office:value-type="float" office:value="0" calcext:value-type="float">
            <text:p>0,00</text:p>
          </table:table-cell>
          <table:table-cell table:style-name="ce24" table:formula="of:=[.BD5]/[.$BD$3]" office:value-type="percentage" office:value="0" calcext:value-type="percentage">
            <text:p>0,00%</text:p>
          </table:table-cell>
          <table:table-cell table:style-name="ce30" table:formula="of:=IF([.BE5]&lt;0.5;5;IF([.BE5]&lt;0.55;4;IF([.BE5]&lt;0.6;3.7;IF([.BE5]&lt;0.65;3.3;IF([.BE5]&lt;0.7;3;IF([.BE5]&lt;0.75;2.7;IF([.BE5]&lt;0.8;2.3;IF([.BE5]&lt;0.85;2;IF([.BE5]&lt;0.9;1.7;IF([.BE5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30"/>
          <table:table-cell table:style-name="ce2" table:number-columns-repeated="961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/>
          <table:table-cell table:style-name="ce10"/>
          <table:table-cell table:style-name="ce12" table:formula="of:=SUM([.G6:.H6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6:.L6])" office:value-type="float" office:value="0" calcext:value-type="float">
            <text:p>0.00</text:p>
          </table:table-cell>
          <table:table-cell table:style-name="ce10" table:number-columns-repeated="2"/>
          <table:table-cell table:style-name="ce15" table:formula="of:=SUM([.N6:.O6])" office:value-type="float" office:value="0" calcext:value-type="float">
            <text:p>0.00</text:p>
          </table:table-cell>
          <table:table-cell table:style-name="ce8" table:number-columns-repeated="3"/>
          <table:table-cell table:style-name="ce15" table:formula="of:=SUM([.Q6:.S6])" office:value-type="float" office:value="0" calcext:value-type="float">
            <text:p>0.00</text:p>
          </table:table-cell>
          <table:table-cell table:style-name="ce10" table:number-columns-repeated="2"/>
          <table:table-cell table:style-name="ce15" table:formula="of:=SUM([.U6:.V6])" office:value-type="float" office:value="0" calcext:value-type="float">
            <text:p>0.00</text:p>
          </table:table-cell>
          <table:table-cell table:style-name="ce8" table:number-columns-repeated="3"/>
          <table:table-cell table:style-name="ce15" table:formula="of:=SUM([.X6:.Z6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6:.AC6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6:.AG6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6:.AK6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6:.AO6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6:.AR6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6:.AV6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6:.BA6])" office:value-type="float" office:value="0" calcext:value-type="float">
            <text:p>0.00</text:p>
          </table:table-cell>
          <table:table-cell table:style-name="ce17"/>
          <table:table-cell table:style-name="ce21" table:formula="of:=[.I6]+[.M6]+[.P6]+[.T6]+[.W6]+[.AA6]+[.AD6]+[.AH6]+[.AL6]+[.AP6]+[.AS6]+[.AW6]+[.BB6]" office:value-type="float" office:value="0" calcext:value-type="float">
            <text:p>0,00</text:p>
          </table:table-cell>
          <table:table-cell table:style-name="ce24" table:formula="of:=[.BD6]/[.$BD$3]" office:value-type="percentage" office:value="0" calcext:value-type="percentage">
            <text:p>0,00%</text:p>
          </table:table-cell>
          <table:table-cell table:style-name="ce30" table:formula="of:=IF([.BE6]&lt;0.5;5;IF([.BE6]&lt;0.55;4;IF([.BE6]&lt;0.6;3.7;IF([.BE6]&lt;0.65;3.3;IF([.BE6]&lt;0.7;3;IF([.BE6]&lt;0.75;2.7;IF([.BE6]&lt;0.8;2.3;IF([.BE6]&lt;0.85;2;IF([.BE6]&lt;0.9;1.7;IF([.BE6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30"/>
          <table:table-cell table:style-name="ce2" table:number-columns-repeated="961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/>
          <table:table-cell table:style-name="ce10"/>
          <table:table-cell table:style-name="ce12" table:formula="of:=SUM([.G7:.H7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7:.L7])" office:value-type="float" office:value="0" calcext:value-type="float">
            <text:p>0.00</text:p>
          </table:table-cell>
          <table:table-cell table:style-name="ce8" table:number-columns-repeated="2"/>
          <table:table-cell table:style-name="ce15" table:formula="of:=SUM([.N7:.O7])" office:value-type="float" office:value="0" calcext:value-type="float">
            <text:p>0.00</text:p>
          </table:table-cell>
          <table:table-cell table:style-name="ce8" table:number-columns-repeated="3"/>
          <table:table-cell table:style-name="ce15" table:formula="of:=SUM([.Q7:.S7])" office:value-type="float" office:value="0" calcext:value-type="float">
            <text:p>0.00</text:p>
          </table:table-cell>
          <table:table-cell table:style-name="ce8" table:number-columns-repeated="2"/>
          <table:table-cell table:style-name="ce15" table:formula="of:=SUM([.U7:.V7])" office:value-type="float" office:value="0" calcext:value-type="float">
            <text:p>0.00</text:p>
          </table:table-cell>
          <table:table-cell table:style-name="ce8" table:number-columns-repeated="3"/>
          <table:table-cell table:style-name="ce15" table:formula="of:=SUM([.X7:.Z7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7:.AC7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7:.AG7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7:.AK7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7:.AO7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7:.AR7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7:.AV7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7:.BA7])" office:value-type="float" office:value="0" calcext:value-type="float">
            <text:p>0.00</text:p>
          </table:table-cell>
          <table:table-cell table:style-name="ce17"/>
          <table:table-cell table:style-name="ce21" table:formula="of:=[.I7]+[.M7]+[.P7]+[.T7]+[.W7]+[.AA7]+[.AD7]+[.AH7]+[.AL7]+[.AP7]+[.AS7]+[.AW7]+[.BB7]" office:value-type="float" office:value="0" calcext:value-type="float">
            <text:p>0,00</text:p>
          </table:table-cell>
          <table:table-cell table:style-name="ce24" table:formula="of:=[.BD7]/[.$BD$3]" office:value-type="percentage" office:value="0" calcext:value-type="percentage">
            <text:p>0,00%</text:p>
          </table:table-cell>
          <table:table-cell table:style-name="ce30" table:formula="of:=IF([.BE7]&lt;0.5;5;IF([.BE7]&lt;0.55;4;IF([.BE7]&lt;0.6;3.7;IF([.BE7]&lt;0.65;3.3;IF([.BE7]&lt;0.7;3;IF([.BE7]&lt;0.75;2.7;IF([.BE7]&lt;0.8;2.3;IF([.BE7]&lt;0.85;2;IF([.BE7]&lt;0.9;1.7;IF([.BE7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7"/>
          <table:table-cell table:style-name="ce40"/>
          <table:table-cell table:style-name="ce30"/>
          <table:table-cell table:style-name="ce4" table:number-columns-repeated="946"/>
          <table:table-cell table:style-name="ce2" table:number-columns-repeated="15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/>
          <table:table-cell table:style-name="ce10"/>
          <table:table-cell table:style-name="ce12" table:formula="of:=SUM([.G8:.H8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8:.L8])" office:value-type="float" office:value="0" calcext:value-type="float">
            <text:p>0.00</text:p>
          </table:table-cell>
          <table:table-cell table:style-name="ce8" table:number-columns-repeated="2"/>
          <table:table-cell table:style-name="ce15" table:formula="of:=SUM([.N8:.O8])" office:value-type="float" office:value="0" calcext:value-type="float">
            <text:p>0.00</text:p>
          </table:table-cell>
          <table:table-cell table:style-name="ce8" table:number-columns-repeated="3"/>
          <table:table-cell table:style-name="ce15" table:formula="of:=SUM([.Q8:.S8])" office:value-type="float" office:value="0" calcext:value-type="float">
            <text:p>0.00</text:p>
          </table:table-cell>
          <table:table-cell table:style-name="ce8" table:number-columns-repeated="2"/>
          <table:table-cell table:style-name="ce15" table:formula="of:=SUM([.U8:.V8])" office:value-type="float" office:value="0" calcext:value-type="float">
            <text:p>0.00</text:p>
          </table:table-cell>
          <table:table-cell table:style-name="ce8" table:number-columns-repeated="3"/>
          <table:table-cell table:style-name="ce15" table:formula="of:=SUM([.X8:.Z8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8:.AC8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8:.AG8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8:.AK8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8:.AO8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8:.AR8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8:.AV8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8:.BA8])" office:value-type="float" office:value="0" calcext:value-type="float">
            <text:p>0.00</text:p>
          </table:table-cell>
          <table:table-cell table:style-name="ce17"/>
          <table:table-cell table:style-name="ce21" table:formula="of:=[.I8]+[.M8]+[.P8]+[.T8]+[.W8]+[.AA8]+[.AD8]+[.AH8]+[.AL8]+[.AP8]+[.AS8]+[.AW8]+[.BB8]" office:value-type="float" office:value="0" calcext:value-type="float">
            <text:p>0,00</text:p>
          </table:table-cell>
          <table:table-cell table:style-name="ce24" table:formula="of:=[.BD8]/[.$BD$3]" office:value-type="percentage" office:value="0" calcext:value-type="percentage">
            <text:p>0,00%</text:p>
          </table:table-cell>
          <table:table-cell table:style-name="ce30" table:formula="of:=IF([.BE8]&lt;0.5;5;IF([.BE8]&lt;0.55;4;IF([.BE8]&lt;0.6;3.7;IF([.BE8]&lt;0.65;3.3;IF([.BE8]&lt;0.7;3;IF([.BE8]&lt;0.75;2.7;IF([.BE8]&lt;0.8;2.3;IF([.BE8]&lt;0.85;2;IF([.BE8]&lt;0.9;1.7;IF([.BE8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8"/>
          <table:table-cell table:style-name="ce2"/>
          <table:table-cell table:style-name="ce30"/>
          <table:table-cell table:style-name="ce2" table:number-columns-repeated="961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/>
          <table:table-cell table:style-name="ce10"/>
          <table:table-cell table:style-name="ce12" table:formula="of:=SUM([.G9:.H9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9:.L9])" office:value-type="float" office:value="0" calcext:value-type="float">
            <text:p>0.00</text:p>
          </table:table-cell>
          <table:table-cell table:style-name="ce8" table:number-columns-repeated="2"/>
          <table:table-cell table:style-name="ce15" table:formula="of:=SUM([.N9:.O9])" office:value-type="float" office:value="0" calcext:value-type="float">
            <text:p>0.00</text:p>
          </table:table-cell>
          <table:table-cell table:style-name="ce8" table:number-columns-repeated="3"/>
          <table:table-cell table:style-name="ce15" table:formula="of:=SUM([.Q9:.S9])" office:value-type="float" office:value="0" calcext:value-type="float">
            <text:p>0.00</text:p>
          </table:table-cell>
          <table:table-cell table:style-name="ce8" table:number-columns-repeated="2"/>
          <table:table-cell table:style-name="ce15" table:formula="of:=SUM([.U9:.V9])" office:value-type="float" office:value="0" calcext:value-type="float">
            <text:p>0.00</text:p>
          </table:table-cell>
          <table:table-cell table:style-name="ce8" table:number-columns-repeated="3"/>
          <table:table-cell table:style-name="ce15" table:formula="of:=SUM([.X9:.Z9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9:.AC9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9:.AG9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9:.AK9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9:.AO9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9:.AR9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9:.AV9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9:.BA9])" office:value-type="float" office:value="0" calcext:value-type="float">
            <text:p>0.00</text:p>
          </table:table-cell>
          <table:table-cell table:style-name="ce17"/>
          <table:table-cell table:style-name="ce21" table:formula="of:=[.I9]+[.M9]+[.P9]+[.T9]+[.W9]+[.AA9]+[.AD9]+[.AH9]+[.AL9]+[.AP9]+[.AS9]+[.AW9]+[.BB9]" office:value-type="float" office:value="0" calcext:value-type="float">
            <text:p>0,00</text:p>
          </table:table-cell>
          <table:table-cell table:style-name="ce24" table:formula="of:=[.BD9]/[.$BD$3]" office:value-type="percentage" office:value="0" calcext:value-type="percentage">
            <text:p>0,00%</text:p>
          </table:table-cell>
          <table:table-cell table:style-name="ce30" table:formula="of:=IF([.BE9]&lt;0.5;5;IF([.BE9]&lt;0.55;4;IF([.BE9]&lt;0.6;3.7;IF([.BE9]&lt;0.65;3.3;IF([.BE9]&lt;0.7;3;IF([.BE9]&lt;0.75;2.7;IF([.BE9]&lt;0.8;2.3;IF([.BE9]&lt;0.85;2;IF([.BE9]&lt;0.9;1.7;IF([.BE9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30"/>
          <table:table-cell table:style-name="ce2" table:number-columns-repeated="961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10:.H10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10:.L10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10:.O10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10:.S10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10:.V10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10:.Z10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10:.AC10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10:.AG10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10:.AK10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10:.AO10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10:.AR10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10:.AV10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10:.BA10])" office:value-type="float" office:value="0" calcext:value-type="float">
            <text:p>0.00</text:p>
          </table:table-cell>
          <table:table-cell table:style-name="ce17"/>
          <table:table-cell table:style-name="ce21" table:formula="of:=[.I10]+[.M10]+[.P10]+[.T10]+[.W10]+[.AA10]+[.AD10]+[.AH10]+[.AL10]+[.AP10]+[.AS10]+[.AW10]+[.BB10]" office:value-type="float" office:value="0" calcext:value-type="float">
            <text:p>0,00</text:p>
          </table:table-cell>
          <table:table-cell table:style-name="ce24" table:formula="of:=[.BD10]/[.$BD$3]" office:value-type="percentage" office:value="0" calcext:value-type="percentage">
            <text:p>0,00%</text:p>
          </table:table-cell>
          <table:table-cell table:style-name="ce30" table:formula="of:=IF([.BE10]&lt;0.5;5;IF([.BE10]&lt;0.55;4;IF([.BE10]&lt;0.6;3.7;IF([.BE10]&lt;0.65;3.3;IF([.BE10]&lt;0.7;3;IF([.BE10]&lt;0.75;2.7;IF([.BE10]&lt;0.8;2.3;IF([.BE10]&lt;0.85;2;IF([.BE10]&lt;0.9;1.7;IF([.BE10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30"/>
          <table:table-cell table:style-name="ce2" table:number-columns-repeated="961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11:.H11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11:.L11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11:.O11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11:.S11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11:.V11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11:.Z11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11:.AC11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11:.AG11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11:.AK11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11:.AO11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11:.AR11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11:.AV11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11:.BA11])" office:value-type="float" office:value="0" calcext:value-type="float">
            <text:p>0.00</text:p>
          </table:table-cell>
          <table:table-cell table:style-name="ce17"/>
          <table:table-cell table:style-name="ce21" table:formula="of:=[.I11]+[.M11]+[.P11]+[.T11]+[.W11]+[.AA11]+[.AD11]+[.AH11]+[.AL11]+[.AP11]+[.AS11]+[.AW11]+[.BB11]" office:value-type="float" office:value="0" calcext:value-type="float">
            <text:p>0,00</text:p>
          </table:table-cell>
          <table:table-cell table:style-name="ce24" table:formula="of:=[.BD11]/[.$BD$3]" office:value-type="percentage" office:value="0" calcext:value-type="percentage">
            <text:p>0,00%</text:p>
          </table:table-cell>
          <table:table-cell table:style-name="ce30" table:formula="of:=IF([.BE11]&lt;0.5;5;IF([.BE11]&lt;0.55;4;IF([.BE11]&lt;0.6;3.7;IF([.BE11]&lt;0.65;3.3;IF([.BE11]&lt;0.7;3;IF([.BE11]&lt;0.75;2.7;IF([.BE11]&lt;0.8;2.3;IF([.BE11]&lt;0.85;2;IF([.BE11]&lt;0.9;1.7;IF([.BE11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30"/>
          <table:table-cell table:style-name="ce2" table:number-columns-repeated="961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12:.H12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12:.L12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12:.O12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12:.S12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12:.V12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12:.Z12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12:.AC12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12:.AG12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12:.AK12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12:.AO12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12:.AR12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12:.AV12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12:.BA12])" office:value-type="float" office:value="0" calcext:value-type="float">
            <text:p>0.00</text:p>
          </table:table-cell>
          <table:table-cell table:style-name="ce17"/>
          <table:table-cell table:style-name="ce21" table:formula="of:=[.I12]+[.M12]+[.P12]+[.T12]+[.W12]+[.AA12]+[.AD12]+[.AH12]+[.AL12]+[.AP12]+[.AS12]+[.AW12]+[.BB12]" office:value-type="float" office:value="0" calcext:value-type="float">
            <text:p>0,00</text:p>
          </table:table-cell>
          <table:table-cell table:style-name="ce24" table:formula="of:=[.BD12]/[.$BD$3]" office:value-type="percentage" office:value="0" calcext:value-type="percentage">
            <text:p>0,00%</text:p>
          </table:table-cell>
          <table:table-cell table:style-name="ce30" table:formula="of:=IF([.BE12]&lt;0.5;5;IF([.BE12]&lt;0.55;4;IF([.BE12]&lt;0.6;3.7;IF([.BE12]&lt;0.65;3.3;IF([.BE12]&lt;0.7;3;IF([.BE12]&lt;0.75;2.7;IF([.BE12]&lt;0.8;2.3;IF([.BE12]&lt;0.85;2;IF([.BE12]&lt;0.9;1.7;IF([.BE12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30"/>
          <table:table-cell table:style-name="ce2" table:number-columns-repeated="961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13:.H13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13:.L13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13:.O13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13:.S13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13:.V13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13:.Z13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13:.AC13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13:.AG13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13:.AK13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13:.AO13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13:.AR13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13:.AV13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13:.BA13])" office:value-type="float" office:value="0" calcext:value-type="float">
            <text:p>0.00</text:p>
          </table:table-cell>
          <table:table-cell table:style-name="ce17"/>
          <table:table-cell table:style-name="ce21" table:formula="of:=[.I13]+[.M13]+[.P13]+[.T13]+[.W13]+[.AA13]+[.AD13]+[.AH13]+[.AL13]+[.AP13]+[.AS13]+[.AW13]+[.BB13]" office:value-type="float" office:value="0" calcext:value-type="float">
            <text:p>0,00</text:p>
          </table:table-cell>
          <table:table-cell table:style-name="ce24" table:formula="of:=[.BD13]/[.$BD$3]" office:value-type="percentage" office:value="0" calcext:value-type="percentage">
            <text:p>0,00%</text:p>
          </table:table-cell>
          <table:table-cell table:style-name="ce30" table:formula="of:=IF([.BE13]&lt;0.5;5;IF([.BE13]&lt;0.55;4;IF([.BE13]&lt;0.6;3.7;IF([.BE13]&lt;0.65;3.3;IF([.BE13]&lt;0.7;3;IF([.BE13]&lt;0.75;2.7;IF([.BE13]&lt;0.8;2.3;IF([.BE13]&lt;0.85;2;IF([.BE13]&lt;0.9;1.7;IF([.BE13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14:.H14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14:.L14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14:.O14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14:.S14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14:.V14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14:.Z14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14:.AC14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14:.AG14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14:.AK14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14:.AO14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14:.AR14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14:.AV14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14:.BA14])" office:value-type="float" office:value="0" calcext:value-type="float">
            <text:p>0.00</text:p>
          </table:table-cell>
          <table:table-cell table:style-name="ce17"/>
          <table:table-cell table:style-name="ce21" table:formula="of:=[.I14]+[.M14]+[.P14]+[.T14]+[.W14]+[.AA14]+[.AD14]+[.AH14]+[.AL14]+[.AP14]+[.AS14]+[.AW14]+[.BB14]" office:value-type="float" office:value="0" calcext:value-type="float">
            <text:p>0,00</text:p>
          </table:table-cell>
          <table:table-cell table:style-name="ce24" table:formula="of:=[.BD14]/[.$BD$3]" office:value-type="percentage" office:value="0" calcext:value-type="percentage">
            <text:p>0,00%</text:p>
          </table:table-cell>
          <table:table-cell table:style-name="ce30" table:formula="of:=IF([.BE14]&lt;0.5;5;IF([.BE14]&lt;0.55;4;IF([.BE14]&lt;0.6;3.7;IF([.BE14]&lt;0.65;3.3;IF([.BE14]&lt;0.7;3;IF([.BE14]&lt;0.75;2.7;IF([.BE14]&lt;0.8;2.3;IF([.BE14]&lt;0.85;2;IF([.BE14]&lt;0.9;1.7;IF([.BE14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15:.H15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15:.L15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15:.O15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15:.S15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15:.V15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15:.Z15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15:.AC15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15:.AG15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15:.AK15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15:.AO15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15:.AR15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15:.AV15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15:.BA15])" office:value-type="float" office:value="0" calcext:value-type="float">
            <text:p>0.00</text:p>
          </table:table-cell>
          <table:table-cell table:style-name="ce17"/>
          <table:table-cell table:style-name="ce21" table:formula="of:=[.I15]+[.M15]+[.P15]+[.T15]+[.W15]+[.AA15]+[.AD15]+[.AH15]+[.AL15]+[.AP15]+[.AS15]+[.AW15]+[.BB15]" office:value-type="float" office:value="0" calcext:value-type="float">
            <text:p>0,00</text:p>
          </table:table-cell>
          <table:table-cell table:style-name="ce24" table:formula="of:=[.BD15]/[.$BD$3]" office:value-type="percentage" office:value="0" calcext:value-type="percentage">
            <text:p>0,00%</text:p>
          </table:table-cell>
          <table:table-cell table:style-name="ce30" table:formula="of:=IF([.BE15]&lt;0.5;5;IF([.BE15]&lt;0.55;4;IF([.BE15]&lt;0.6;3.7;IF([.BE15]&lt;0.65;3.3;IF([.BE15]&lt;0.7;3;IF([.BE15]&lt;0.75;2.7;IF([.BE15]&lt;0.8;2.3;IF([.BE15]&lt;0.85;2;IF([.BE15]&lt;0.9;1.7;IF([.BE15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16:.H16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16:.L16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16:.O16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16:.S16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16:.V16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16:.Z16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16:.AC16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16:.AG16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16:.AK16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16:.AO16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16:.AR16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16:.AV16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16:.BA16])" office:value-type="float" office:value="0" calcext:value-type="float">
            <text:p>0.00</text:p>
          </table:table-cell>
          <table:table-cell table:style-name="ce17"/>
          <table:table-cell table:style-name="ce21" table:formula="of:=[.I16]+[.M16]+[.P16]+[.T16]+[.W16]+[.AA16]+[.AD16]+[.AH16]+[.AL16]+[.AP16]+[.AS16]+[.AW16]+[.BB16]" office:value-type="float" office:value="0" calcext:value-type="float">
            <text:p>0,00</text:p>
          </table:table-cell>
          <table:table-cell table:style-name="ce24" table:formula="of:=[.BD16]/[.$BD$3]" office:value-type="percentage" office:value="0" calcext:value-type="percentage">
            <text:p>0,00%</text:p>
          </table:table-cell>
          <table:table-cell table:style-name="ce30" table:formula="of:=IF([.BE16]&lt;0.5;5;IF([.BE16]&lt;0.55;4;IF([.BE16]&lt;0.6;3.7;IF([.BE16]&lt;0.65;3.3;IF([.BE16]&lt;0.7;3;IF([.BE16]&lt;0.75;2.7;IF([.BE16]&lt;0.8;2.3;IF([.BE16]&lt;0.85;2;IF([.BE16]&lt;0.9;1.7;IF([.BE16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17:.H17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17:.L17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17:.O17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17:.S17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17:.V17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17:.Z17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17:.AC17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17:.AG17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17:.AK17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17:.AO17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17:.AR17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17:.AV17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17:.BA17])" office:value-type="float" office:value="0" calcext:value-type="float">
            <text:p>0.00</text:p>
          </table:table-cell>
          <table:table-cell table:style-name="ce17"/>
          <table:table-cell table:style-name="ce21" table:formula="of:=[.I17]+[.M17]+[.P17]+[.T17]+[.W17]+[.AA17]+[.AD17]+[.AH17]+[.AL17]+[.AP17]+[.AS17]+[.AW17]+[.BB17]" office:value-type="float" office:value="0" calcext:value-type="float">
            <text:p>0,00</text:p>
          </table:table-cell>
          <table:table-cell table:style-name="ce24" table:formula="of:=[.BD17]/[.$BD$3]" office:value-type="percentage" office:value="0" calcext:value-type="percentage">
            <text:p>0,00%</text:p>
          </table:table-cell>
          <table:table-cell table:style-name="ce30" table:formula="of:=IF([.BE17]&lt;0.5;5;IF([.BE17]&lt;0.55;4;IF([.BE17]&lt;0.6;3.7;IF([.BE17]&lt;0.65;3.3;IF([.BE17]&lt;0.7;3;IF([.BE17]&lt;0.75;2.7;IF([.BE17]&lt;0.8;2.3;IF([.BE17]&lt;0.85;2;IF([.BE17]&lt;0.9;1.7;IF([.BE17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18:.H18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18:.L18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18:.O18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18:.S18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18:.V18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18:.Z18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18:.AC18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18:.AG18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18:.AK18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18:.AO18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18:.AR18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18:.AV18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18:.BA18])" office:value-type="float" office:value="0" calcext:value-type="float">
            <text:p>0.00</text:p>
          </table:table-cell>
          <table:table-cell table:style-name="ce17"/>
          <table:table-cell table:style-name="ce21" table:formula="of:=[.I18]+[.M18]+[.P18]+[.T18]+[.W18]+[.AA18]+[.AD18]+[.AH18]+[.AL18]+[.AP18]+[.AS18]+[.AW18]+[.BB18]" office:value-type="float" office:value="0" calcext:value-type="float">
            <text:p>0,00</text:p>
          </table:table-cell>
          <table:table-cell table:style-name="ce24" table:formula="of:=[.BD18]/[.$BD$3]" office:value-type="percentage" office:value="0" calcext:value-type="percentage">
            <text:p>0,00%</text:p>
          </table:table-cell>
          <table:table-cell table:style-name="ce30" table:formula="of:=IF([.BE18]&lt;0.5;5;IF([.BE18]&lt;0.55;4;IF([.BE18]&lt;0.6;3.7;IF([.BE18]&lt;0.65;3.3;IF([.BE18]&lt;0.7;3;IF([.BE18]&lt;0.75;2.7;IF([.BE18]&lt;0.8;2.3;IF([.BE18]&lt;0.85;2;IF([.BE18]&lt;0.9;1.7;IF([.BE18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19:.H19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19:.L19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19:.O19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19:.S19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19:.V19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19:.Z19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19:.AC19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19:.AG19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19:.AK19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19:.AO19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19:.AR19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19:.AV19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19:.BA19])" office:value-type="float" office:value="0" calcext:value-type="float">
            <text:p>0.00</text:p>
          </table:table-cell>
          <table:table-cell table:style-name="ce17"/>
          <table:table-cell table:style-name="ce21" table:formula="of:=[.I19]+[.M19]+[.P19]+[.T19]+[.W19]+[.AA19]+[.AD19]+[.AH19]+[.AL19]+[.AP19]+[.AS19]+[.AW19]+[.BB19]" office:value-type="float" office:value="0" calcext:value-type="float">
            <text:p>0,00</text:p>
          </table:table-cell>
          <table:table-cell table:style-name="ce24" table:formula="of:=[.BD19]/[.$BD$3]" office:value-type="percentage" office:value="0" calcext:value-type="percentage">
            <text:p>0,00%</text:p>
          </table:table-cell>
          <table:table-cell table:style-name="ce30" table:formula="of:=IF([.BE19]&lt;0.5;5;IF([.BE19]&lt;0.55;4;IF([.BE19]&lt;0.6;3.7;IF([.BE19]&lt;0.65;3.3;IF([.BE19]&lt;0.7;3;IF([.BE19]&lt;0.75;2.7;IF([.BE19]&lt;0.8;2.3;IF([.BE19]&lt;0.85;2;IF([.BE19]&lt;0.9;1.7;IF([.BE19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30"/>
          <table:table-cell table:style-name="ce2" table:number-columns-repeated="961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20:.H20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20:.L20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20:.O20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20:.S20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20:.V20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20:.Z20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20:.AC20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20:.AG20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20:.AK20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20:.AO20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20:.AR20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20:.AV20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20:.BA20])" office:value-type="float" office:value="0" calcext:value-type="float">
            <text:p>0.00</text:p>
          </table:table-cell>
          <table:table-cell table:style-name="ce17"/>
          <table:table-cell table:style-name="ce21" table:formula="of:=[.I20]+[.M20]+[.P20]+[.T20]+[.W20]+[.AA20]+[.AD20]+[.AH20]+[.AL20]+[.AP20]+[.AS20]+[.AW20]+[.BB20]" office:value-type="float" office:value="0" calcext:value-type="float">
            <text:p>0,00</text:p>
          </table:table-cell>
          <table:table-cell table:style-name="ce24" table:formula="of:=[.BD20]/[.$BD$3]" office:value-type="percentage" office:value="0" calcext:value-type="percentage">
            <text:p>0,00%</text:p>
          </table:table-cell>
          <table:table-cell table:style-name="ce30" table:formula="of:=IF([.BE20]&lt;0.5;5;IF([.BE20]&lt;0.55;4;IF([.BE20]&lt;0.6;3.7;IF([.BE20]&lt;0.65;3.3;IF([.BE20]&lt;0.7;3;IF([.BE20]&lt;0.75;2.7;IF([.BE20]&lt;0.8;2.3;IF([.BE20]&lt;0.85;2;IF([.BE20]&lt;0.9;1.7;IF([.BE20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2"/>
          <table:table-cell table:style-name="ce30"/>
          <table:table-cell table:style-name="ce2" table:number-columns-repeated="961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21:.H21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21:.L21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21:.O21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21:.S21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21:.V21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21:.Z21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21:.AC21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21:.AG21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21:.AK21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21:.AO21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21:.AR21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21:.AV21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21:.BA21])" office:value-type="float" office:value="0" calcext:value-type="float">
            <text:p>0.00</text:p>
          </table:table-cell>
          <table:table-cell table:style-name="ce17"/>
          <table:table-cell table:style-name="ce21" table:formula="of:=[.I21]+[.M21]+[.P21]+[.T21]+[.W21]+[.AA21]+[.AD21]+[.AH21]+[.AL21]+[.AP21]+[.AS21]+[.AW21]+[.BB21]" office:value-type="float" office:value="0" calcext:value-type="float">
            <text:p>0,00</text:p>
          </table:table-cell>
          <table:table-cell table:style-name="ce24" table:formula="of:=[.BD21]/[.$BD$3]" office:value-type="percentage" office:value="0" calcext:value-type="percentage">
            <text:p>0,00%</text:p>
          </table:table-cell>
          <table:table-cell table:style-name="ce30" table:formula="of:=IF([.BE21]&lt;0.5;5;IF([.BE21]&lt;0.55;4;IF([.BE21]&lt;0.6;3.7;IF([.BE21]&lt;0.65;3.3;IF([.BE21]&lt;0.7;3;IF([.BE21]&lt;0.75;2.7;IF([.BE21]&lt;0.8;2.3;IF([.BE21]&lt;0.85;2;IF([.BE21]&lt;0.9;1.7;IF([.BE21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2"/>
          <table:table-cell table:style-name="ce10"/>
          <table:table-cell table:style-name="ce2" table:number-columns-repeated="959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22:.H22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22:.L22])" office:value-type="float" office:value="0" calcext:value-type="float">
            <text:p>0.00</text:p>
          </table:table-cell>
          <table:table-cell table:style-name="ce4" table:number-columns-repeated="2"/>
          <table:table-cell table:style-name="ce12" table:formula="of:=SUM([.N22:.O22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22:.S22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22:.V22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22:.Z22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22:.AC22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22:.AG22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22:.AK22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22:.AO22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22:.AR22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22:.AV22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22:.BA22])" office:value-type="float" office:value="0" calcext:value-type="float">
            <text:p>0.00</text:p>
          </table:table-cell>
          <table:table-cell table:style-name="ce17"/>
          <table:table-cell table:style-name="ce21" table:formula="of:=[.I22]+[.M22]+[.P22]+[.T22]+[.W22]+[.AA22]+[.AD22]+[.AH22]+[.AL22]+[.AP22]+[.AS22]+[.AW22]+[.BB22]" office:value-type="float" office:value="0" calcext:value-type="float">
            <text:p>0,00</text:p>
          </table:table-cell>
          <table:table-cell table:style-name="ce24" table:formula="of:=[.BD22]/[.$BD$3]" office:value-type="percentage" office:value="0" calcext:value-type="percentage">
            <text:p>0,00%</text:p>
          </table:table-cell>
          <table:table-cell table:style-name="ce30" table:formula="of:=IF([.BE22]&lt;0.5;5;IF([.BE22]&lt;0.55;4;IF([.BE22]&lt;0.6;3.7;IF([.BE22]&lt;0.65;3.3;IF([.BE22]&lt;0.7;3;IF([.BE22]&lt;0.75;2.7;IF([.BE22]&lt;0.8;2.3;IF([.BE22]&lt;0.85;2;IF([.BE22]&lt;0.9;1.7;IF([.BE22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23:.H23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23:.L23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23:.O23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23:.S23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23:.V23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23:.Z23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23:.AC23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23:.AG23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23:.AK23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23:.AO23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23:.AR23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23:.AV23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23:.BA23])" office:value-type="float" office:value="0" calcext:value-type="float">
            <text:p>0.00</text:p>
          </table:table-cell>
          <table:table-cell table:style-name="ce17"/>
          <table:table-cell table:style-name="ce21" table:formula="of:=[.I23]+[.M23]+[.P23]+[.T23]+[.W23]+[.AA23]+[.AD23]+[.AH23]+[.AL23]+[.AP23]+[.AS23]+[.AW23]+[.BB23]" office:value-type="float" office:value="0" calcext:value-type="float">
            <text:p>0,00</text:p>
          </table:table-cell>
          <table:table-cell table:style-name="ce24" table:formula="of:=[.BD23]/[.$BD$3]" office:value-type="percentage" office:value="0" calcext:value-type="percentage">
            <text:p>0,00%</text:p>
          </table:table-cell>
          <table:table-cell table:style-name="ce30" table:formula="of:=IF([.BE23]&lt;0.5;5;IF([.BE23]&lt;0.55;4;IF([.BE23]&lt;0.6;3.7;IF([.BE23]&lt;0.65;3.3;IF([.BE23]&lt;0.7;3;IF([.BE23]&lt;0.75;2.7;IF([.BE23]&lt;0.8;2.3;IF([.BE23]&lt;0.85;2;IF([.BE23]&lt;0.9;1.7;IF([.BE23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30"/>
          <table:table-cell table:style-name="ce2" table:number-columns-repeated="961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24:.H24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24:.L24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24:.O24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24:.S24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24:.V24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24:.Z24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24:.AC24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24:.AG24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24:.AK24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24:.AO24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24:.AR24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24:.AV24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24:.BA24])" office:value-type="float" office:value="0" calcext:value-type="float">
            <text:p>0.00</text:p>
          </table:table-cell>
          <table:table-cell table:style-name="ce17"/>
          <table:table-cell table:style-name="ce21" table:formula="of:=[.I24]+[.M24]+[.P24]+[.T24]+[.W24]+[.AA24]+[.AD24]+[.AH24]+[.AL24]+[.AP24]+[.AS24]+[.AW24]+[.BB24]" office:value-type="float" office:value="0" calcext:value-type="float">
            <text:p>0,00</text:p>
          </table:table-cell>
          <table:table-cell table:style-name="ce24" table:formula="of:=[.BD24]/[.$BD$3]" office:value-type="percentage" office:value="0" calcext:value-type="percentage">
            <text:p>0,00%</text:p>
          </table:table-cell>
          <table:table-cell table:style-name="ce30" table:formula="of:=IF([.BE24]&lt;0.5;5;IF([.BE24]&lt;0.55;4;IF([.BE24]&lt;0.6;3.7;IF([.BE24]&lt;0.65;3.3;IF([.BE24]&lt;0.7;3;IF([.BE24]&lt;0.75;2.7;IF([.BE24]&lt;0.8;2.3;IF([.BE24]&lt;0.85;2;IF([.BE24]&lt;0.9;1.7;IF([.BE24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30"/>
          <table:table-cell table:style-name="ce2" table:number-columns-repeated="961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25:.H25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25:.L25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25:.O25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25:.S25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25:.V25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25:.Z25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25:.AC25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25:.AG25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25:.AK25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25:.AO25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25:.AR25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25:.AV25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25:.BA25])" office:value-type="float" office:value="0" calcext:value-type="float">
            <text:p>0.00</text:p>
          </table:table-cell>
          <table:table-cell table:style-name="ce17"/>
          <table:table-cell table:style-name="ce21" table:formula="of:=[.I25]+[.M25]+[.P25]+[.T25]+[.W25]+[.AA25]+[.AD25]+[.AH25]+[.AL25]+[.AP25]+[.AS25]+[.AW25]+[.BB25]" office:value-type="float" office:value="0" calcext:value-type="float">
            <text:p>0,00</text:p>
          </table:table-cell>
          <table:table-cell table:style-name="ce24" table:formula="of:=[.BD25]/[.$BD$3]" office:value-type="percentage" office:value="0" calcext:value-type="percentage">
            <text:p>0,00%</text:p>
          </table:table-cell>
          <table:table-cell table:style-name="ce30" table:formula="of:=IF([.BE25]&lt;0.5;5;IF([.BE25]&lt;0.55;4;IF([.BE25]&lt;0.6;3.7;IF([.BE25]&lt;0.65;3.3;IF([.BE25]&lt;0.7;3;IF([.BE25]&lt;0.75;2.7;IF([.BE25]&lt;0.8;2.3;IF([.BE25]&lt;0.85;2;IF([.BE25]&lt;0.9;1.7;IF([.BE25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30"/>
          <table:table-cell table:style-name="ce2" table:number-columns-repeated="961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26:.H26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26:.L26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26:.O26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26:.S26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26:.V26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26:.Z26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26:.AC26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26:.AG26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26:.AK26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26:.AO26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26:.AR26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26:.AV26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26:.BA26])" office:value-type="float" office:value="0" calcext:value-type="float">
            <text:p>0.00</text:p>
          </table:table-cell>
          <table:table-cell table:style-name="ce17"/>
          <table:table-cell table:style-name="ce21" table:formula="of:=[.I26]+[.M26]+[.P26]+[.T26]+[.W26]+[.AA26]+[.AD26]+[.AH26]+[.AL26]+[.AP26]+[.AS26]+[.AW26]+[.BB26]" office:value-type="float" office:value="0" calcext:value-type="float">
            <text:p>0,00</text:p>
          </table:table-cell>
          <table:table-cell table:style-name="ce24" table:formula="of:=[.BD26]/[.$BD$3]" office:value-type="percentage" office:value="0" calcext:value-type="percentage">
            <text:p>0,00%</text:p>
          </table:table-cell>
          <table:table-cell table:style-name="ce30" table:formula="of:=IF([.BE26]&lt;0.5;5;IF([.BE26]&lt;0.55;4;IF([.BE26]&lt;0.6;3.7;IF([.BE26]&lt;0.65;3.3;IF([.BE26]&lt;0.7;3;IF([.BE26]&lt;0.75;2.7;IF([.BE26]&lt;0.8;2.3;IF([.BE26]&lt;0.85;2;IF([.BE26]&lt;0.9;1.7;IF([.BE26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30"/>
          <table:table-cell table:style-name="ce2" table:number-columns-repeated="961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27:.H27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27:.L27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27:.O27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27:.S27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27:.V27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27:.Z27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27:.AC27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27:.AG27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27:.AK27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27:.AO27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27:.AR27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27:.AV27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27:.BA27])" office:value-type="float" office:value="0" calcext:value-type="float">
            <text:p>0.00</text:p>
          </table:table-cell>
          <table:table-cell table:style-name="ce17"/>
          <table:table-cell table:style-name="ce21" table:formula="of:=[.I27]+[.M27]+[.P27]+[.T27]+[.W27]+[.AA27]+[.AD27]+[.AH27]+[.AL27]+[.AP27]+[.AS27]+[.AW27]+[.BB27]" office:value-type="float" office:value="0" calcext:value-type="float">
            <text:p>0,00</text:p>
          </table:table-cell>
          <table:table-cell table:style-name="ce24" table:formula="of:=[.BD27]/[.$BD$3]" office:value-type="percentage" office:value="0" calcext:value-type="percentage">
            <text:p>0,00%</text:p>
          </table:table-cell>
          <table:table-cell table:style-name="ce30" table:formula="of:=IF([.BE27]&lt;0.5;5;IF([.BE27]&lt;0.55;4;IF([.BE27]&lt;0.6;3.7;IF([.BE27]&lt;0.65;3.3;IF([.BE27]&lt;0.7;3;IF([.BE27]&lt;0.75;2.7;IF([.BE27]&lt;0.8;2.3;IF([.BE27]&lt;0.85;2;IF([.BE27]&lt;0.9;1.7;IF([.BE27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30"/>
          <table:table-cell table:style-name="ce2" table:number-columns-repeated="961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28:.H28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28:.L28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28:.O28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28:.S28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28:.V28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28:.Z28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28:.AC28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28:.AG28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28:.AK28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28:.AO28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28:.AR28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28:.AV28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28:.BA28])" office:value-type="float" office:value="0" calcext:value-type="float">
            <text:p>0.00</text:p>
          </table:table-cell>
          <table:table-cell table:style-name="ce17"/>
          <table:table-cell table:style-name="ce21" table:formula="of:=[.I28]+[.M28]+[.P28]+[.T28]+[.W28]+[.AA28]+[.AD28]+[.AH28]+[.AL28]+[.AP28]+[.AS28]+[.AW28]+[.BB28]" office:value-type="float" office:value="0" calcext:value-type="float">
            <text:p>0,00</text:p>
          </table:table-cell>
          <table:table-cell table:style-name="ce24" table:formula="of:=[.BD28]/[.$BD$3]" office:value-type="percentage" office:value="0" calcext:value-type="percentage">
            <text:p>0,00%</text:p>
          </table:table-cell>
          <table:table-cell table:style-name="ce30" table:formula="of:=IF([.BE28]&lt;0.5;5;IF([.BE28]&lt;0.55;4;IF([.BE28]&lt;0.6;3.7;IF([.BE28]&lt;0.65;3.3;IF([.BE28]&lt;0.7;3;IF([.BE28]&lt;0.75;2.7;IF([.BE28]&lt;0.8;2.3;IF([.BE28]&lt;0.85;2;IF([.BE28]&lt;0.9;1.7;IF([.BE28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30"/>
          <table:table-cell table:style-name="ce2" table:number-columns-repeated="961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29:.H29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29:.L29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29:.O29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29:.S29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29:.V29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29:.Z29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29:.AC29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29:.AG29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29:.AK29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29:.AO29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29:.AR29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29:.AV29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29:.BA29])" office:value-type="float" office:value="0" calcext:value-type="float">
            <text:p>0.00</text:p>
          </table:table-cell>
          <table:table-cell table:style-name="ce17"/>
          <table:table-cell table:style-name="ce21" table:formula="of:=[.I29]+[.M29]+[.P29]+[.T29]+[.W29]+[.AA29]+[.AD29]+[.AH29]+[.AL29]+[.AP29]+[.AS29]+[.AW29]+[.BB29]" office:value-type="float" office:value="0" calcext:value-type="float">
            <text:p>0,00</text:p>
          </table:table-cell>
          <table:table-cell table:style-name="ce24" table:formula="of:=[.BD29]/[.$BD$3]" office:value-type="percentage" office:value="0" calcext:value-type="percentage">
            <text:p>0,00%</text:p>
          </table:table-cell>
          <table:table-cell table:style-name="ce30" table:formula="of:=IF([.BE29]&lt;0.5;5;IF([.BE29]&lt;0.55;4;IF([.BE29]&lt;0.6;3.7;IF([.BE29]&lt;0.65;3.3;IF([.BE29]&lt;0.7;3;IF([.BE29]&lt;0.75;2.7;IF([.BE29]&lt;0.8;2.3;IF([.BE29]&lt;0.85;2;IF([.BE29]&lt;0.9;1.7;IF([.BE29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 table:visibility="collapse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30:.H30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30:.L30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30:.O30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30:.S30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30:.V30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30:.Z30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30:.AC30])" office:value-type="float" office:value="0" calcext:value-type="float">
            <text:p>0.00</text:p>
          </table:table-cell>
          <table:table-cell table:style-name="ce4"/>
          <table:table-cell table:style-name="ce8" table:number-columns-repeated="2"/>
          <table:table-cell table:style-name="ce9" table:formula="of:=SUM([.AE30:.AG30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30:.AK30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30:.AO30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30:.AR30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30:.AV30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30:.BA30])" office:value-type="float" office:value="0" calcext:value-type="float">
            <text:p>0.00</text:p>
          </table:table-cell>
          <table:table-cell table:style-name="ce17"/>
          <table:table-cell table:style-name="ce21" table:formula="of:=[.I30]+[.M30]+[.P30]+[.T30]+[.W30]+[.AA30]+[.AD30]+[.AH30]+[.AL30]+[.AP30]+[.AS30]+[.AW30]+[.BB30]" office:value-type="float" office:value="0" calcext:value-type="float">
            <text:p>0,00</text:p>
          </table:table-cell>
          <table:table-cell table:style-name="ce24" table:formula="of:=[.BD30]/[.$BD$3]" office:value-type="percentage" office:value="0" calcext:value-type="percentage">
            <text:p>0,00%</text:p>
          </table:table-cell>
          <table:table-cell table:style-name="ce30" table:formula="of:=IF([.BE30]&lt;0.5;5;IF([.BE30]&lt;0.55;4;IF([.BE30]&lt;0.6;3.7;IF([.BE30]&lt;0.65;3.3;IF([.BE30]&lt;0.7;3;IF([.BE30]&lt;0.75;2.7;IF([.BE30]&lt;0.8;2.3;IF([.BE30]&lt;0.85;2;IF([.BE30]&lt;0.9;1.7;IF([.BE30]&lt;0.95;1.3;1))))))))))" office:value-type="float" office:value="5" calcext:value-type="float">
            <text:p>5,0</text:p>
          </table:table-cell>
          <table:table-cell table:style-name="ce32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 table:visibility="collapse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31:.H31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31:.L31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31:.O31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31:.S31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31:.V31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31:.Z31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31:.AC31])" office:value-type="float" office:value="0" calcext:value-type="float">
            <text:p>0.00</text:p>
          </table:table-cell>
          <table:table-cell table:style-name="ce4"/>
          <table:table-cell table:style-name="ce8" table:number-columns-repeated="2"/>
          <table:table-cell table:style-name="ce9" table:formula="of:=SUM([.AE31:.AG31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31:.AK31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31:.AO31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31:.AR31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31:.AV31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31:.BA31])" office:value-type="float" office:value="0" calcext:value-type="float">
            <text:p>0.00</text:p>
          </table:table-cell>
          <table:table-cell table:style-name="ce17"/>
          <table:table-cell table:style-name="ce21" table:formula="of:=[.I31]+[.M31]+[.P31]+[.T31]+[.W31]+[.AA31]+[.AD31]+[.AH31]+[.AL31]+[.AP31]+[.AS31]+[.AW31]+[.BB31]" office:value-type="float" office:value="0" calcext:value-type="float">
            <text:p>0,00</text:p>
          </table:table-cell>
          <table:table-cell table:style-name="ce24" table:formula="of:=[.BD31]/[.$BD$3]" office:value-type="percentage" office:value="0" calcext:value-type="percentage">
            <text:p>0,00%</text:p>
          </table:table-cell>
          <table:table-cell table:style-name="ce30" table:formula="of:=IF([.BE31]&lt;0.5;5;IF([.BE31]&lt;0.55;4;IF([.BE31]&lt;0.6;3.7;IF([.BE31]&lt;0.65;3.3;IF([.BE31]&lt;0.7;3;IF([.BE31]&lt;0.75;2.7;IF([.BE31]&lt;0.8;2.3;IF([.BE31]&lt;0.85;2;IF([.BE31]&lt;0.9;1.7;IF([.BE31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 table:visibility="collapse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32:.H32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32:.L32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32:.O32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32:.S32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32:.V32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32:.Z32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32:.AC32])" office:value-type="float" office:value="0" calcext:value-type="float">
            <text:p>0.00</text:p>
          </table:table-cell>
          <table:table-cell table:style-name="ce4"/>
          <table:table-cell table:style-name="ce8" table:number-columns-repeated="2"/>
          <table:table-cell table:style-name="ce9" table:formula="of:=SUM([.AE32:.AG32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32:.AK32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32:.AO32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32:.AR32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32:.AV32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32:.BA32])" office:value-type="float" office:value="0" calcext:value-type="float">
            <text:p>0.00</text:p>
          </table:table-cell>
          <table:table-cell table:style-name="ce17"/>
          <table:table-cell table:style-name="ce21" table:formula="of:=[.I32]+[.M32]+[.P32]+[.T32]+[.W32]+[.AA32]+[.AD32]+[.AH32]+[.AL32]+[.AP32]+[.AS32]+[.AW32]+[.BB32]" office:value-type="float" office:value="0" calcext:value-type="float">
            <text:p>0,00</text:p>
          </table:table-cell>
          <table:table-cell table:style-name="ce24" table:formula="of:=[.BD32]/[.$BD$3]" office:value-type="percentage" office:value="0" calcext:value-type="percentage">
            <text:p>0,00%</text:p>
          </table:table-cell>
          <table:table-cell table:style-name="ce30" table:formula="of:=IF([.BE32]&lt;0.5;5;IF([.BE32]&lt;0.55;4;IF([.BE32]&lt;0.6;3.7;IF([.BE32]&lt;0.65;3.3;IF([.BE32]&lt;0.7;3;IF([.BE32]&lt;0.75;2.7;IF([.BE32]&lt;0.8;2.3;IF([.BE32]&lt;0.85;2;IF([.BE32]&lt;0.9;1.7;IF([.BE32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4"/>
          <table:table-cell table:style-name="ce8"/>
          <table:table-cell table:style-name="ce12" table:formula="of:=SUM([.G33:.H33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33:.L33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33:.O33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33:.S33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33:.V33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33:.Z33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33:.AC33])" office:value-type="float" office:value="0" calcext:value-type="float">
            <text:p>0.00</text:p>
          </table:table-cell>
          <table:table-cell table:style-name="ce4"/>
          <table:table-cell table:style-name="ce8" table:number-columns-repeated="2"/>
          <table:table-cell table:style-name="ce9" table:formula="of:=SUM([.AE33:.AG33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33:.AK33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33:.AO33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33:.AR33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33:.AV33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33:.BA33])" office:value-type="float" office:value="0" calcext:value-type="float">
            <text:p>0.00</text:p>
          </table:table-cell>
          <table:table-cell table:style-name="ce17"/>
          <table:table-cell table:style-name="ce21" table:formula="of:=[.I33]+[.M33]+[.P33]+[.T33]+[.W33]+[.AA33]+[.AD33]+[.AH33]+[.AL33]+[.AP33]+[.AS33]+[.AW33]+[.BB33]" office:value-type="float" office:value="0" calcext:value-type="float">
            <text:p>0,00</text:p>
          </table:table-cell>
          <table:table-cell table:style-name="ce24" table:formula="of:=[.BD33]/[.$BD$3]" office:value-type="percentage" office:value="0" calcext:value-type="percentage">
            <text:p>0,00%</text:p>
          </table:table-cell>
          <table:table-cell table:style-name="ce30" table:formula="of:=IF([.BE33]&lt;0.5;5;IF([.BE33]&lt;0.55;4;IF([.BE33]&lt;0.6;3.7;IF([.BE33]&lt;0.65;3.3;IF([.BE33]&lt;0.7;3;IF([.BE33]&lt;0.75;2.7;IF([.BE33]&lt;0.8;2.3;IF([.BE33]&lt;0.85;2;IF([.BE33]&lt;0.9;1.7;IF([.BE33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4"/>
          <table:table-cell table:style-name="ce8"/>
          <table:table-cell table:style-name="ce12" table:formula="of:=SUM([.G34:.H34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34:.L34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34:.O34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34:.S34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34:.V34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34:.Z34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34:.AC34])" office:value-type="float" office:value="0" calcext:value-type="float">
            <text:p>0.00</text:p>
          </table:table-cell>
          <table:table-cell table:style-name="ce4"/>
          <table:table-cell table:style-name="ce8" table:number-columns-repeated="2"/>
          <table:table-cell table:style-name="ce9" table:formula="of:=SUM([.AE34:.AG34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34:.AK34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34:.AO34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34:.AR34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34:.AV34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34:.BA34])" office:value-type="float" office:value="0" calcext:value-type="float">
            <text:p>0.00</text:p>
          </table:table-cell>
          <table:table-cell table:style-name="ce17"/>
          <table:table-cell table:style-name="ce21" table:formula="of:=[.I34]+[.M34]+[.P34]+[.T34]+[.W34]+[.AA34]+[.AD34]+[.AH34]+[.AL34]+[.AP34]+[.AS34]+[.AW34]+[.BB34]" office:value-type="float" office:value="0" calcext:value-type="float">
            <text:p>0,00</text:p>
          </table:table-cell>
          <table:table-cell table:style-name="ce24" table:formula="of:=[.BD34]/[.$BD$3]" office:value-type="percentage" office:value="0" calcext:value-type="percentage">
            <text:p>0,00%</text:p>
          </table:table-cell>
          <table:table-cell table:style-name="ce30" table:formula="of:=IF([.BE34]&lt;0.5;5;IF([.BE34]&lt;0.55;4;IF([.BE34]&lt;0.6;3.7;IF([.BE34]&lt;0.65;3.3;IF([.BE34]&lt;0.7;3;IF([.BE34]&lt;0.75;2.7;IF([.BE34]&lt;0.8;2.3;IF([.BE34]&lt;0.85;2;IF([.BE34]&lt;0.9;1.7;IF([.BE34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35:.H35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35:.L35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35:.O35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35:.S35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35:.V35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35:.Z35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35:.AC35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35:.AG35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35:.AK35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35:.AO35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35:.AR35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35:.AV35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35:.BA35])" office:value-type="float" office:value="0" calcext:value-type="float">
            <text:p>0.00</text:p>
          </table:table-cell>
          <table:table-cell table:style-name="ce17"/>
          <table:table-cell table:style-name="ce21" table:formula="of:=[.I35]+[.M35]+[.P35]+[.T35]+[.W35]+[.AA35]+[.AD35]+[.AH35]+[.AL35]+[.AP35]+[.AS35]+[.AW35]+[.BB35]" office:value-type="float" office:value="0" calcext:value-type="float">
            <text:p>0,00</text:p>
          </table:table-cell>
          <table:table-cell table:style-name="ce24" table:formula="of:=[.BD35]/[.$BD$3]" office:value-type="percentage" office:value="0" calcext:value-type="percentage">
            <text:p>0,00%</text:p>
          </table:table-cell>
          <table:table-cell table:style-name="ce30" table:formula="of:=IF([.BE35]&lt;0.5;5;IF([.BE35]&lt;0.55;4;IF([.BE35]&lt;0.6;3.7;IF([.BE35]&lt;0.65;3.3;IF([.BE35]&lt;0.7;3;IF([.BE35]&lt;0.75;2.7;IF([.BE35]&lt;0.8;2.3;IF([.BE35]&lt;0.85;2;IF([.BE35]&lt;0.9;1.7;IF([.BE35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36:.H36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36:.L36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36:.O36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36:.S36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36:.V36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36:.Z36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36:.AC36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36:.AG36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36:.AK36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36:.AO36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36:.AR36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36:.AV36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36:.BA36])" office:value-type="float" office:value="0" calcext:value-type="float">
            <text:p>0.00</text:p>
          </table:table-cell>
          <table:table-cell table:style-name="ce17"/>
          <table:table-cell table:style-name="ce21" table:formula="of:=[.I36]+[.M36]+[.P36]+[.T36]+[.W36]+[.AA36]+[.AD36]+[.AH36]+[.AL36]+[.AP36]+[.AS36]+[.AW36]+[.BB36]" office:value-type="float" office:value="0" calcext:value-type="float">
            <text:p>0,00</text:p>
          </table:table-cell>
          <table:table-cell table:style-name="ce24" table:formula="of:=[.BD36]/[.$BD$3]" office:value-type="percentage" office:value="0" calcext:value-type="percentage">
            <text:p>0,00%</text:p>
          </table:table-cell>
          <table:table-cell table:style-name="ce30" table:formula="of:=IF([.BE36]&lt;0.5;5;IF([.BE36]&lt;0.55;4;IF([.BE36]&lt;0.6;3.7;IF([.BE36]&lt;0.65;3.3;IF([.BE36]&lt;0.7;3;IF([.BE36]&lt;0.75;2.7;IF([.BE36]&lt;0.8;2.3;IF([.BE36]&lt;0.85;2;IF([.BE36]&lt;0.9;1.7;IF([.BE36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37:.H37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37:.L37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37:.O37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37:.S37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37:.V37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37:.Z37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37:.AC37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37:.AG37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37:.AK37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37:.AO37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37:.AR37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37:.AV37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37:.BA37])" office:value-type="float" office:value="0" calcext:value-type="float">
            <text:p>0.00</text:p>
          </table:table-cell>
          <table:table-cell table:style-name="ce17"/>
          <table:table-cell table:style-name="ce21" table:formula="of:=[.I37]+[.M37]+[.P37]+[.T37]+[.W37]+[.AA37]+[.AD37]+[.AH37]+[.AL37]+[.AP37]+[.AS37]+[.AW37]+[.BB37]" office:value-type="float" office:value="0" calcext:value-type="float">
            <text:p>0,00</text:p>
          </table:table-cell>
          <table:table-cell table:style-name="ce24" table:formula="of:=[.BD37]/[.$BD$3]" office:value-type="percentage" office:value="0" calcext:value-type="percentage">
            <text:p>0,00%</text:p>
          </table:table-cell>
          <table:table-cell table:style-name="ce30" table:formula="of:=IF([.BE37]&lt;0.5;5;IF([.BE37]&lt;0.55;4;IF([.BE37]&lt;0.6;3.7;IF([.BE37]&lt;0.65;3.3;IF([.BE37]&lt;0.7;3;IF([.BE37]&lt;0.75;2.7;IF([.BE37]&lt;0.8;2.3;IF([.BE37]&lt;0.85;2;IF([.BE37]&lt;0.9;1.7;IF([.BE37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38:.H38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38:.L38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38:.O38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38:.S38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38:.V38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38:.Z38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38:.AC38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38:.AG38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38:.AK38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38:.AO38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38:.AR38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38:.AV38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38:.BA38])" office:value-type="float" office:value="0" calcext:value-type="float">
            <text:p>0.00</text:p>
          </table:table-cell>
          <table:table-cell table:style-name="ce17"/>
          <table:table-cell table:style-name="ce21" table:formula="of:=[.I38]+[.M38]+[.P38]+[.T38]+[.W38]+[.AA38]+[.AD38]+[.AH38]+[.AL38]+[.AP38]+[.AS38]+[.AW38]+[.BB38]" office:value-type="float" office:value="0" calcext:value-type="float">
            <text:p>0,00</text:p>
          </table:table-cell>
          <table:table-cell table:style-name="ce24" table:formula="of:=[.BD38]/[.$BD$3]" office:value-type="percentage" office:value="0" calcext:value-type="percentage">
            <text:p>0,00%</text:p>
          </table:table-cell>
          <table:table-cell table:style-name="ce30" table:formula="of:=IF([.BE38]&lt;0.5;5;IF([.BE38]&lt;0.55;4;IF([.BE38]&lt;0.6;3.7;IF([.BE38]&lt;0.65;3.3;IF([.BE38]&lt;0.7;3;IF([.BE38]&lt;0.75;2.7;IF([.BE38]&lt;0.8;2.3;IF([.BE38]&lt;0.85;2;IF([.BE38]&lt;0.9;1.7;IF([.BE38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9"/>
          <table:table-cell table:style-name="ce38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39:.H39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39:.L39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39:.O39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39:.S39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39:.V39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39:.Z39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39:.AC39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39:.AG39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39:.AK39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39:.AO39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39:.AR39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39:.AV39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39:.BA39])" office:value-type="float" office:value="0" calcext:value-type="float">
            <text:p>0.00</text:p>
          </table:table-cell>
          <table:table-cell table:style-name="ce17"/>
          <table:table-cell table:style-name="ce21" table:formula="of:=[.I39]+[.M39]+[.P39]+[.T39]+[.W39]+[.AA39]+[.AD39]+[.AH39]+[.AL39]+[.AP39]+[.AS39]+[.AW39]+[.BB39]" office:value-type="float" office:value="0" calcext:value-type="float">
            <text:p>0,00</text:p>
          </table:table-cell>
          <table:table-cell table:style-name="ce24" table:formula="of:=[.BD39]/[.$BD$3]" office:value-type="percentage" office:value="0" calcext:value-type="percentage">
            <text:p>0,00%</text:p>
          </table:table-cell>
          <table:table-cell table:style-name="ce30" table:formula="of:=IF([.BE39]&lt;0.5;5;IF([.BE39]&lt;0.55;4;IF([.BE39]&lt;0.6;3.7;IF([.BE39]&lt;0.65;3.3;IF([.BE39]&lt;0.7;3;IF([.BE39]&lt;0.75;2.7;IF([.BE39]&lt;0.8;2.3;IF([.BE39]&lt;0.85;2;IF([.BE39]&lt;0.9;1.7;IF([.BE39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40:.H40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40:.L40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40:.O40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40:.S40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40:.V40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40:.Z40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40:.AC40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40:.AG40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40:.AK40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40:.AO40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40:.AR40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40:.AV40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40:.BA40])" office:value-type="float" office:value="0" calcext:value-type="float">
            <text:p>0.00</text:p>
          </table:table-cell>
          <table:table-cell table:style-name="ce17"/>
          <table:table-cell table:style-name="ce21" table:formula="of:=[.I40]+[.M40]+[.P40]+[.T40]+[.W40]+[.AA40]+[.AD40]+[.AH40]+[.AL40]+[.AP40]+[.AS40]+[.AW40]+[.BB40]" office:value-type="float" office:value="0" calcext:value-type="float">
            <text:p>0,00</text:p>
          </table:table-cell>
          <table:table-cell table:style-name="ce24" table:formula="of:=[.BD40]/[.$BD$3]" office:value-type="percentage" office:value="0" calcext:value-type="percentage">
            <text:p>0,00%</text:p>
          </table:table-cell>
          <table:table-cell table:style-name="ce30" table:formula="of:=IF([.BE40]&lt;0.5;5;IF([.BE40]&lt;0.55;4;IF([.BE40]&lt;0.6;3.7;IF([.BE40]&lt;0.65;3.3;IF([.BE40]&lt;0.7;3;IF([.BE40]&lt;0.75;2.7;IF([.BE40]&lt;0.8;2.3;IF([.BE40]&lt;0.85;2;IF([.BE40]&lt;0.9;1.7;IF([.BE40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41:.H41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41:.L41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41:.O41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41:.S41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41:.V41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41:.Z41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41:.AC41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41:.AG41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41:.AK41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41:.AO41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41:.AR41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41:.AV41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41:.BA41])" office:value-type="float" office:value="0" calcext:value-type="float">
            <text:p>0.00</text:p>
          </table:table-cell>
          <table:table-cell table:style-name="ce17"/>
          <table:table-cell table:style-name="ce21" table:formula="of:=[.I41]+[.M41]+[.P41]+[.T41]+[.W41]+[.AA41]+[.AD41]+[.AH41]+[.AL41]+[.AP41]+[.AS41]+[.AW41]+[.BB41]" office:value-type="float" office:value="0" calcext:value-type="float">
            <text:p>0,00</text:p>
          </table:table-cell>
          <table:table-cell table:style-name="ce24" table:formula="of:=[.BD41]/[.$BD$3]" office:value-type="percentage" office:value="0" calcext:value-type="percentage">
            <text:p>0,00%</text:p>
          </table:table-cell>
          <table:table-cell table:style-name="ce30" table:formula="of:=IF([.BE41]&lt;0.5;5;IF([.BE41]&lt;0.55;4;IF([.BE41]&lt;0.6;3.7;IF([.BE41]&lt;0.65;3.3;IF([.BE41]&lt;0.7;3;IF([.BE41]&lt;0.75;2.7;IF([.BE41]&lt;0.8;2.3;IF([.BE41]&lt;0.85;2;IF([.BE41]&lt;0.9;1.7;IF([.BE41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42:.H42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42:.L42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42:.O42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42:.S42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42:.V42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42:.Z42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42:.AC42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42:.AG42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42:.AK42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42:.AO42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42:.AR42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42:.AV42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42:.BA42])" office:value-type="float" office:value="0" calcext:value-type="float">
            <text:p>0.00</text:p>
          </table:table-cell>
          <table:table-cell table:style-name="ce17"/>
          <table:table-cell table:style-name="ce21" table:formula="of:=[.I42]+[.M42]+[.P42]+[.T42]+[.W42]+[.AA42]+[.AD42]+[.AH42]+[.AL42]+[.AP42]+[.AS42]+[.AW42]+[.BB42]" office:value-type="float" office:value="0" calcext:value-type="float">
            <text:p>0,00</text:p>
          </table:table-cell>
          <table:table-cell table:style-name="ce24" table:formula="of:=[.BD42]/[.$BD$3]" office:value-type="percentage" office:value="0" calcext:value-type="percentage">
            <text:p>0,00%</text:p>
          </table:table-cell>
          <table:table-cell table:style-name="ce30" table:formula="of:=IF([.BE42]&lt;0.5;5;IF([.BE42]&lt;0.55;4;IF([.BE42]&lt;0.6;3.7;IF([.BE42]&lt;0.65;3.3;IF([.BE42]&lt;0.7;3;IF([.BE42]&lt;0.75;2.7;IF([.BE42]&lt;0.8;2.3;IF([.BE42]&lt;0.85;2;IF([.BE42]&lt;0.9;1.7;IF([.BE42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43:.H43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43:.L43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43:.O43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43:.S43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43:.V43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43:.Z43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43:.AC43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43:.AG43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43:.AK43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43:.AO43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43:.AR43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43:.AV43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43:.BA43])" office:value-type="float" office:value="0" calcext:value-type="float">
            <text:p>0.00</text:p>
          </table:table-cell>
          <table:table-cell table:style-name="ce17"/>
          <table:table-cell table:style-name="ce21" table:formula="of:=[.I43]+[.M43]+[.P43]+[.T43]+[.W43]+[.AA43]+[.AD43]+[.AH43]+[.AL43]+[.AP43]+[.AS43]+[.AW43]+[.BB43]" office:value-type="float" office:value="0" calcext:value-type="float">
            <text:p>0,00</text:p>
          </table:table-cell>
          <table:table-cell table:style-name="ce24" table:formula="of:=[.BD43]/[.$BD$3]" office:value-type="percentage" office:value="0" calcext:value-type="percentage">
            <text:p>0,00%</text:p>
          </table:table-cell>
          <table:table-cell table:style-name="ce30" table:formula="of:=IF([.BE43]&lt;0.5;5;IF([.BE43]&lt;0.55;4;IF([.BE43]&lt;0.6;3.7;IF([.BE43]&lt;0.65;3.3;IF([.BE43]&lt;0.7;3;IF([.BE43]&lt;0.75;2.7;IF([.BE43]&lt;0.8;2.3;IF([.BE43]&lt;0.85;2;IF([.BE43]&lt;0.9;1.7;IF([.BE43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44:.H44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44:.L44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44:.O44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44:.S44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44:.V44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44:.Z44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44:.AC44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44:.AG44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44:.AK44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44:.AO44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44:.AR44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44:.AV44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44:.BA44])" office:value-type="float" office:value="0" calcext:value-type="float">
            <text:p>0.00</text:p>
          </table:table-cell>
          <table:table-cell table:style-name="ce17"/>
          <table:table-cell table:style-name="ce21" table:formula="of:=[.I44]+[.M44]+[.P44]+[.T44]+[.W44]+[.AA44]+[.AD44]+[.AH44]+[.AL44]+[.AP44]+[.AS44]+[.AW44]+[.BB44]" office:value-type="float" office:value="0" calcext:value-type="float">
            <text:p>0,00</text:p>
          </table:table-cell>
          <table:table-cell table:style-name="ce24" table:formula="of:=[.BD44]/[.$BD$3]" office:value-type="percentage" office:value="0" calcext:value-type="percentage">
            <text:p>0,00%</text:p>
          </table:table-cell>
          <table:table-cell table:style-name="ce30" table:formula="of:=IF([.BE44]&lt;0.5;5;IF([.BE44]&lt;0.55;4;IF([.BE44]&lt;0.6;3.7;IF([.BE44]&lt;0.65;3.3;IF([.BE44]&lt;0.7;3;IF([.BE44]&lt;0.75;2.7;IF([.BE44]&lt;0.8;2.3;IF([.BE44]&lt;0.85;2;IF([.BE44]&lt;0.9;1.7;IF([.BE44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45:.H45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45:.L45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45:.O45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45:.S45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45:.V45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45:.Z45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45:.AC45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45:.AG45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45:.AK45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45:.AO45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45:.AR45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45:.AV45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45:.BA45])" office:value-type="float" office:value="0" calcext:value-type="float">
            <text:p>0.00</text:p>
          </table:table-cell>
          <table:table-cell table:style-name="ce17"/>
          <table:table-cell table:style-name="ce21" table:formula="of:=[.I45]+[.M45]+[.P45]+[.T45]+[.W45]+[.AA45]+[.AD45]+[.AH45]+[.AL45]+[.AP45]+[.AS45]+[.AW45]+[.BB45]" office:value-type="float" office:value="0" calcext:value-type="float">
            <text:p>0,00</text:p>
          </table:table-cell>
          <table:table-cell table:style-name="ce24" table:formula="of:=[.BD45]/[.$BD$3]" office:value-type="percentage" office:value="0" calcext:value-type="percentage">
            <text:p>0,00%</text:p>
          </table:table-cell>
          <table:table-cell table:style-name="ce30" table:formula="of:=IF([.BE45]&lt;0.5;5;IF([.BE45]&lt;0.55;4;IF([.BE45]&lt;0.6;3.7;IF([.BE45]&lt;0.65;3.3;IF([.BE45]&lt;0.7;3;IF([.BE45]&lt;0.75;2.7;IF([.BE45]&lt;0.8;2.3;IF([.BE45]&lt;0.85;2;IF([.BE45]&lt;0.9;1.7;IF([.BE45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46:.H46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46:.L46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46:.O46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46:.S46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46:.V46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46:.Z46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46:.AC46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46:.AG46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46:.AK46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46:.AO46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46:.AR46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46:.AV46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46:.BA46])" office:value-type="float" office:value="0" calcext:value-type="float">
            <text:p>0.00</text:p>
          </table:table-cell>
          <table:table-cell table:style-name="ce17"/>
          <table:table-cell table:style-name="ce21" table:formula="of:=[.I46]+[.M46]+[.P46]+[.T46]+[.W46]+[.AA46]+[.AD46]+[.AH46]+[.AL46]+[.AP46]+[.AS46]+[.AW46]+[.BB46]" office:value-type="float" office:value="0" calcext:value-type="float">
            <text:p>0,00</text:p>
          </table:table-cell>
          <table:table-cell table:style-name="ce24" table:formula="of:=[.BD46]/[.$BD$3]" office:value-type="percentage" office:value="0" calcext:value-type="percentage">
            <text:p>0,00%</text:p>
          </table:table-cell>
          <table:table-cell table:style-name="ce30" table:formula="of:=IF([.BE46]&lt;0.5;5;IF([.BE46]&lt;0.55;4;IF([.BE46]&lt;0.6;3.7;IF([.BE46]&lt;0.65;3.3;IF([.BE46]&lt;0.7;3;IF([.BE46]&lt;0.75;2.7;IF([.BE46]&lt;0.8;2.3;IF([.BE46]&lt;0.85;2;IF([.BE46]&lt;0.9;1.7;IF([.BE46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47:.H47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47:.L47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47:.O47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47:.S47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47:.V47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47:.Z47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47:.AC47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47:.AG47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47:.AK47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47:.AO47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47:.AR47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47:.AV47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47:.BA47])" office:value-type="float" office:value="0" calcext:value-type="float">
            <text:p>0.00</text:p>
          </table:table-cell>
          <table:table-cell table:style-name="ce17"/>
          <table:table-cell table:style-name="ce21" table:formula="of:=[.I47]+[.M47]+[.P47]+[.T47]+[.W47]+[.AA47]+[.AD47]+[.AH47]+[.AL47]+[.AP47]+[.AS47]+[.AW47]+[.BB47]" office:value-type="float" office:value="0" calcext:value-type="float">
            <text:p>0,00</text:p>
          </table:table-cell>
          <table:table-cell table:style-name="ce24" table:formula="of:=[.BD47]/[.$BD$3]" office:value-type="percentage" office:value="0" calcext:value-type="percentage">
            <text:p>0,00%</text:p>
          </table:table-cell>
          <table:table-cell table:style-name="ce30" table:formula="of:=IF([.BE47]&lt;0.5;5;IF([.BE47]&lt;0.55;4;IF([.BE47]&lt;0.6;3.7;IF([.BE47]&lt;0.65;3.3;IF([.BE47]&lt;0.7;3;IF([.BE47]&lt;0.75;2.7;IF([.BE47]&lt;0.8;2.3;IF([.BE47]&lt;0.85;2;IF([.BE47]&lt;0.9;1.7;IF([.BE47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48:.H48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48:.L48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48:.O48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48:.S48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48:.V48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48:.Z48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48:.AC48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48:.AG48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48:.AK48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48:.AO48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48:.AR48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48:.AV48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48:.BA48])" office:value-type="float" office:value="0" calcext:value-type="float">
            <text:p>0.00</text:p>
          </table:table-cell>
          <table:table-cell table:style-name="ce17"/>
          <table:table-cell table:style-name="ce21" table:formula="of:=[.I48]+[.M48]+[.P48]+[.T48]+[.W48]+[.AA48]+[.AD48]+[.AH48]+[.AL48]+[.AP48]+[.AS48]+[.AW48]+[.BB48]" office:value-type="float" office:value="0" calcext:value-type="float">
            <text:p>0,00</text:p>
          </table:table-cell>
          <table:table-cell table:style-name="ce24" table:formula="of:=[.BD48]/[.$BD$3]" office:value-type="percentage" office:value="0" calcext:value-type="percentage">
            <text:p>0,00%</text:p>
          </table:table-cell>
          <table:table-cell table:style-name="ce30" table:formula="of:=IF([.BE48]&lt;0.5;5;IF([.BE48]&lt;0.55;4;IF([.BE48]&lt;0.6;3.7;IF([.BE48]&lt;0.65;3.3;IF([.BE48]&lt;0.7;3;IF([.BE48]&lt;0.75;2.7;IF([.BE48]&lt;0.8;2.3;IF([.BE48]&lt;0.85;2;IF([.BE48]&lt;0.9;1.7;IF([.BE48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49:.H49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49:.L49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49:.O49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49:.S49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49:.V49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49:.Z49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49:.AC49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49:.AG49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49:.AK49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49:.AO49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49:.AR49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49:.AV49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49:.BA49])" office:value-type="float" office:value="0" calcext:value-type="float">
            <text:p>0.00</text:p>
          </table:table-cell>
          <table:table-cell table:style-name="ce17"/>
          <table:table-cell table:style-name="ce21" table:formula="of:=[.I49]+[.M49]+[.P49]+[.T49]+[.W49]+[.AA49]+[.AD49]+[.AH49]+[.AL49]+[.AP49]+[.AS49]+[.AW49]+[.BB49]" office:value-type="float" office:value="0" calcext:value-type="float">
            <text:p>0,00</text:p>
          </table:table-cell>
          <table:table-cell table:style-name="ce24" table:formula="of:=[.BD49]/[.$BD$3]" office:value-type="percentage" office:value="0" calcext:value-type="percentage">
            <text:p>0,00%</text:p>
          </table:table-cell>
          <table:table-cell table:style-name="ce30" table:formula="of:=IF([.BE49]&lt;0.5;5;IF([.BE49]&lt;0.55;4;IF([.BE49]&lt;0.6;3.7;IF([.BE49]&lt;0.65;3.3;IF([.BE49]&lt;0.7;3;IF([.BE49]&lt;0.75;2.7;IF([.BE49]&lt;0.8;2.3;IF([.BE49]&lt;0.85;2;IF([.BE49]&lt;0.9;1.7;IF([.BE49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50:.H50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50:.L50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50:.O50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50:.S50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50:.V50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50:.Z50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50:.AC50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50:.AG50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50:.AK50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50:.AO50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50:.AR50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50:.AV50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50:.BA50])" office:value-type="float" office:value="0" calcext:value-type="float">
            <text:p>0.00</text:p>
          </table:table-cell>
          <table:table-cell table:style-name="ce17"/>
          <table:table-cell table:style-name="ce21" table:formula="of:=[.I50]+[.M50]+[.P50]+[.T50]+[.W50]+[.AA50]+[.AD50]+[.AH50]+[.AL50]+[.AP50]+[.AS50]+[.AW50]+[.BB50]" office:value-type="float" office:value="0" calcext:value-type="float">
            <text:p>0,00</text:p>
          </table:table-cell>
          <table:table-cell table:style-name="ce24" table:formula="of:=[.BD50]/[.$BD$3]" office:value-type="percentage" office:value="0" calcext:value-type="percentage">
            <text:p>0,00%</text:p>
          </table:table-cell>
          <table:table-cell table:style-name="ce30" table:formula="of:=IF([.BE50]&lt;0.5;5;IF([.BE50]&lt;0.55;4;IF([.BE50]&lt;0.6;3.7;IF([.BE50]&lt;0.65;3.3;IF([.BE50]&lt;0.7;3;IF([.BE50]&lt;0.75;2.7;IF([.BE50]&lt;0.8;2.3;IF([.BE50]&lt;0.85;2;IF([.BE50]&lt;0.9;1.7;IF([.BE50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 table:visibility="collapse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51:.H51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51:.L51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51:.O51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51:.S51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51:.V51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51:.Z51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51:.AC51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51:.AG51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51:.AK51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51:.AO51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51:.AR51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51:.AV51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51:.BA51])" office:value-type="float" office:value="0" calcext:value-type="float">
            <text:p>0.00</text:p>
          </table:table-cell>
          <table:table-cell table:style-name="ce17"/>
          <table:table-cell table:style-name="ce21" table:formula="of:=[.I51]+[.M51]+[.P51]+[.T51]+[.W51]+[.AA51]+[.AD51]+[.AH51]+[.AL51]+[.AP51]+[.AS51]+[.AW51]+[.BB51]" office:value-type="float" office:value="0" calcext:value-type="float">
            <text:p>0,00</text:p>
          </table:table-cell>
          <table:table-cell table:style-name="ce24" table:formula="of:=[.BD51]/[.$BD$3]" office:value-type="percentage" office:value="0" calcext:value-type="percentage">
            <text:p>0,00%</text:p>
          </table:table-cell>
          <table:table-cell table:style-name="ce30" table:formula="of:=IF([.BE51]&lt;0.5;5;IF([.BE51]&lt;0.55;4;IF([.BE51]&lt;0.6;3.7;IF([.BE51]&lt;0.65;3.3;IF([.BE51]&lt;0.7;3;IF([.BE51]&lt;0.75;2.7;IF([.BE51]&lt;0.8;2.3;IF([.BE51]&lt;0.85;2;IF([.BE51]&lt;0.9;1.7;IF([.BE51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 table:visibility="collapse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52:.H52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52:.L52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52:.O52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52:.S52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52:.V52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52:.Z52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52:.AC52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52:.AG52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52:.AK52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52:.AO52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52:.AR52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52:.AV52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52:.BA52])" office:value-type="float" office:value="0" calcext:value-type="float">
            <text:p>0.00</text:p>
          </table:table-cell>
          <table:table-cell table:style-name="ce17"/>
          <table:table-cell table:style-name="ce21" table:formula="of:=[.I52]+[.M52]+[.P52]+[.T52]+[.W52]+[.AA52]+[.AD52]+[.AH52]+[.AL52]+[.AP52]+[.AS52]+[.AW52]+[.BB52]" office:value-type="float" office:value="0" calcext:value-type="float">
            <text:p>0,00</text:p>
          </table:table-cell>
          <table:table-cell table:style-name="ce24" table:formula="of:=[.BD52]/[.$BD$3]" office:value-type="percentage" office:value="0" calcext:value-type="percentage">
            <text:p>0,00%</text:p>
          </table:table-cell>
          <table:table-cell table:style-name="ce30" table:formula="of:=IF([.BE52]&lt;0.5;5;IF([.BE52]&lt;0.55;4;IF([.BE52]&lt;0.6;3.7;IF([.BE52]&lt;0.65;3.3;IF([.BE52]&lt;0.7;3;IF([.BE52]&lt;0.75;2.7;IF([.BE52]&lt;0.8;2.3;IF([.BE52]&lt;0.85;2;IF([.BE52]&lt;0.9;1.7;IF([.BE52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 table:visibility="collapse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53:.H53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53:.L53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53:.O53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53:.S53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53:.V53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53:.Z53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53:.AC53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53:.AG53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53:.AK53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53:.AO53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53:.AR53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53:.AV53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53:.BA53])" office:value-type="float" office:value="0" calcext:value-type="float">
            <text:p>0.00</text:p>
          </table:table-cell>
          <table:table-cell table:style-name="ce17"/>
          <table:table-cell table:style-name="ce21" table:formula="of:=[.I53]+[.M53]+[.P53]+[.T53]+[.W53]+[.AA53]+[.AD53]+[.AH53]+[.AL53]+[.AP53]+[.AS53]+[.AW53]+[.BB53]" office:value-type="float" office:value="0" calcext:value-type="float">
            <text:p>0,00</text:p>
          </table:table-cell>
          <table:table-cell table:style-name="ce24" table:formula="of:=[.BD53]/[.$BD$3]" office:value-type="percentage" office:value="0" calcext:value-type="percentage">
            <text:p>0,00%</text:p>
          </table:table-cell>
          <table:table-cell table:style-name="ce30" table:formula="of:=IF([.BE53]&lt;0.5;5;IF([.BE53]&lt;0.55;4;IF([.BE53]&lt;0.6;3.7;IF([.BE53]&lt;0.65;3.3;IF([.BE53]&lt;0.7;3;IF([.BE53]&lt;0.75;2.7;IF([.BE53]&lt;0.8;2.3;IF([.BE53]&lt;0.85;2;IF([.BE53]&lt;0.9;1.7;IF([.BE53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 table:visibility="collapse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54:.H54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54:.L54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54:.O54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54:.S54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54:.V54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54:.Z54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54:.AC54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54:.AG54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54:.AK54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54:.AO54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54:.AR54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54:.AV54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54:.BA54])" office:value-type="float" office:value="0" calcext:value-type="float">
            <text:p>0.00</text:p>
          </table:table-cell>
          <table:table-cell table:style-name="ce17"/>
          <table:table-cell table:style-name="ce21" table:formula="of:=[.I54]+[.M54]+[.P54]+[.T54]+[.W54]+[.AA54]+[.AD54]+[.AH54]+[.AL54]+[.AP54]+[.AS54]+[.AW54]+[.BB54]" office:value-type="float" office:value="0" calcext:value-type="float">
            <text:p>0,00</text:p>
          </table:table-cell>
          <table:table-cell table:style-name="ce24" table:formula="of:=[.BD54]/[.$BD$3]" office:value-type="percentage" office:value="0" calcext:value-type="percentage">
            <text:p>0,00%</text:p>
          </table:table-cell>
          <table:table-cell table:style-name="ce30" table:formula="of:=IF([.BE54]&lt;0.5;5;IF([.BE54]&lt;0.55;4;IF([.BE54]&lt;0.6;3.7;IF([.BE54]&lt;0.65;3.3;IF([.BE54]&lt;0.7;3;IF([.BE54]&lt;0.75;2.7;IF([.BE54]&lt;0.8;2.3;IF([.BE54]&lt;0.85;2;IF([.BE54]&lt;0.9;1.7;IF([.BE54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 table:visibility="collapse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55:.H55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55:.L55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55:.O55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55:.S55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55:.V55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55:.Z55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55:.AC55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55:.AG55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55:.AK55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55:.AO55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55:.AR55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55:.AV55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55:.BA55])" office:value-type="float" office:value="0" calcext:value-type="float">
            <text:p>0.00</text:p>
          </table:table-cell>
          <table:table-cell table:style-name="ce17"/>
          <table:table-cell table:style-name="ce21" table:formula="of:=[.I55]+[.M55]+[.P55]+[.T55]+[.W55]+[.AA55]+[.AD55]+[.AH55]+[.AL55]+[.AP55]+[.AS55]+[.AW55]+[.BB55]" office:value-type="float" office:value="0" calcext:value-type="float">
            <text:p>0,00</text:p>
          </table:table-cell>
          <table:table-cell table:style-name="ce24" table:formula="of:=[.BD55]/[.$BD$3]" office:value-type="percentage" office:value="0" calcext:value-type="percentage">
            <text:p>0,00%</text:p>
          </table:table-cell>
          <table:table-cell table:style-name="ce30" table:formula="of:=IF([.BE55]&lt;0.5;5;IF([.BE55]&lt;0.55;4;IF([.BE55]&lt;0.6;3.7;IF([.BE55]&lt;0.65;3.3;IF([.BE55]&lt;0.7;3;IF([.BE55]&lt;0.75;2.7;IF([.BE55]&lt;0.8;2.3;IF([.BE55]&lt;0.85;2;IF([.BE55]&lt;0.9;1.7;IF([.BE55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2" table:number-columns-repeated="963"/>
        </table:table-row>
        <table:table-row table:style-name="ro1" table:visibility="collapse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56:.H56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56:.L56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56:.O56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56:.S56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56:.V56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56:.Z56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56:.AC56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56:.AG56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56:.AK56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56:.AO56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56:.AR56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56:.AV56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56:.BA56])" office:value-type="float" office:value="0" calcext:value-type="float">
            <text:p>0.00</text:p>
          </table:table-cell>
          <table:table-cell table:style-name="ce17"/>
          <table:table-cell table:style-name="ce21" table:formula="of:=[.I56]+[.M56]+[.P56]+[.T56]+[.W56]+[.AA56]+[.AD56]+[.AH56]+[.AL56]+[.AP56]+[.AS56]+[.AW56]+[.BB56]" office:value-type="float" office:value="0" calcext:value-type="float">
            <text:p>0,00</text:p>
          </table:table-cell>
          <table:table-cell table:style-name="ce24" table:formula="of:=[.BD56]/[.$BD$3]" office:value-type="percentage" office:value="0" calcext:value-type="percentage">
            <text:p>0,00%</text:p>
          </table:table-cell>
          <table:table-cell table:style-name="ce30" table:formula="of:=IF([.BE56]&lt;0.5;5;IF([.BE56]&lt;0.55;4;IF([.BE56]&lt;0.6;3.7;IF([.BE56]&lt;0.65;3.3;IF([.BE56]&lt;0.7;3;IF([.BE56]&lt;0.75;2.7;IF([.BE56]&lt;0.8;2.3;IF([.BE56]&lt;0.85;2;IF([.BE56]&lt;0.9;1.7;IF([.BE56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 table:visibility="collapse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57:.H57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57:.L57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57:.O57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57:.S57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57:.V57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57:.Z57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57:.AC57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57:.AG57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57:.AK57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57:.AO57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57:.AR57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57:.AV57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57:.BA57])" office:value-type="float" office:value="0" calcext:value-type="float">
            <text:p>0.00</text:p>
          </table:table-cell>
          <table:table-cell table:style-name="ce17"/>
          <table:table-cell table:style-name="ce21" table:formula="of:=[.I57]+[.M57]+[.P57]+[.T57]+[.W57]+[.AA57]+[.AD57]+[.AH57]+[.AL57]+[.AP57]+[.AS57]+[.AW57]+[.BB57]" office:value-type="float" office:value="0" calcext:value-type="float">
            <text:p>0,00</text:p>
          </table:table-cell>
          <table:table-cell table:style-name="ce24" table:formula="of:=[.BD57]/[.$BD$3]" office:value-type="percentage" office:value="0" calcext:value-type="percentage">
            <text:p>0,00%</text:p>
          </table:table-cell>
          <table:table-cell table:style-name="ce30" table:formula="of:=IF([.BE57]&lt;0.5;5;IF([.BE57]&lt;0.55;4;IF([.BE57]&lt;0.6;3.7;IF([.BE57]&lt;0.65;3.3;IF([.BE57]&lt;0.7;3;IF([.BE57]&lt;0.75;2.7;IF([.BE57]&lt;0.8;2.3;IF([.BE57]&lt;0.85;2;IF([.BE57]&lt;0.9;1.7;IF([.BE57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 table:visibility="collapse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58:.H58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58:.L58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58:.O58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58:.S58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58:.V58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58:.Z58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58:.AC58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58:.AG58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58:.AK58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58:.AO58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58:.AR58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58:.AV58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58:.BA58])" office:value-type="float" office:value="0" calcext:value-type="float">
            <text:p>0.00</text:p>
          </table:table-cell>
          <table:table-cell table:style-name="ce17"/>
          <table:table-cell table:style-name="ce21" table:formula="of:=[.I58]+[.M58]+[.P58]+[.T58]+[.W58]+[.AA58]+[.AD58]+[.AH58]+[.AL58]+[.AP58]+[.AS58]+[.AW58]+[.BB58]" office:value-type="float" office:value="0" calcext:value-type="float">
            <text:p>0,00</text:p>
          </table:table-cell>
          <table:table-cell table:style-name="ce24" table:formula="of:=[.BD58]/[.$BD$3]" office:value-type="percentage" office:value="0" calcext:value-type="percentage">
            <text:p>0,00%</text:p>
          </table:table-cell>
          <table:table-cell table:style-name="ce30" table:formula="of:=IF([.BE58]&lt;0.5;5;IF([.BE58]&lt;0.55;4;IF([.BE58]&lt;0.6;3.7;IF([.BE58]&lt;0.65;3.3;IF([.BE58]&lt;0.7;3;IF([.BE58]&lt;0.75;2.7;IF([.BE58]&lt;0.8;2.3;IF([.BE58]&lt;0.85;2;IF([.BE58]&lt;0.9;1.7;IF([.BE58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 table:visibility="collapse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59:.H59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59:.L59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59:.O59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59:.S59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59:.V59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59:.Z59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59:.AC59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59:.AG59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59:.AK59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59:.AO59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59:.AR59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59:.AV59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59:.BA59])" office:value-type="float" office:value="0" calcext:value-type="float">
            <text:p>0.00</text:p>
          </table:table-cell>
          <table:table-cell table:style-name="ce17"/>
          <table:table-cell table:style-name="ce21" table:formula="of:=[.I59]+[.M59]+[.P59]+[.T59]+[.W59]+[.AA59]+[.AD59]+[.AH59]+[.AL59]+[.AP59]+[.AS59]+[.AW59]+[.BB59]" office:value-type="float" office:value="0" calcext:value-type="float">
            <text:p>0,00</text:p>
          </table:table-cell>
          <table:table-cell table:style-name="ce24" table:formula="of:=[.BD59]/[.$BD$3]" office:value-type="percentage" office:value="0" calcext:value-type="percentage">
            <text:p>0,00%</text:p>
          </table:table-cell>
          <table:table-cell table:style-name="ce30" table:formula="of:=IF([.BE59]&lt;0.5;5;IF([.BE59]&lt;0.55;4;IF([.BE59]&lt;0.6;3.7;IF([.BE59]&lt;0.65;3.3;IF([.BE59]&lt;0.7;3;IF([.BE59]&lt;0.75;2.7;IF([.BE59]&lt;0.8;2.3;IF([.BE59]&lt;0.85;2;IF([.BE59]&lt;0.9;1.7;IF([.BE59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 table:visibility="collapse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60:.H60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60:.L60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60:.O60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60:.S60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60:.V60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60:.Z60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60:.AC60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60:.AG60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60:.AK60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60:.AO60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60:.AR60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60:.AV60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60:.BA60])" office:value-type="float" office:value="0" calcext:value-type="float">
            <text:p>0.00</text:p>
          </table:table-cell>
          <table:table-cell table:style-name="ce17"/>
          <table:table-cell table:style-name="ce21" table:formula="of:=[.I60]+[.M60]+[.P60]+[.T60]+[.W60]+[.AA60]+[.AD60]+[.AH60]+[.AL60]+[.AP60]+[.AS60]+[.AW60]+[.BB60]" office:value-type="float" office:value="0" calcext:value-type="float">
            <text:p>0,00</text:p>
          </table:table-cell>
          <table:table-cell table:style-name="ce24" table:formula="of:=[.BD60]/[.$BD$3]" office:value-type="percentage" office:value="0" calcext:value-type="percentage">
            <text:p>0,00%</text:p>
          </table:table-cell>
          <table:table-cell table:style-name="ce30" table:formula="of:=IF([.BE60]&lt;0.5;5;IF([.BE60]&lt;0.55;4;IF([.BE60]&lt;0.6;3.7;IF([.BE60]&lt;0.65;3.3;IF([.BE60]&lt;0.7;3;IF([.BE60]&lt;0.75;2.7;IF([.BE60]&lt;0.8;2.3;IF([.BE60]&lt;0.85;2;IF([.BE60]&lt;0.9;1.7;IF([.BE60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 table:visibility="collapse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61:.H61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61:.L61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61:.O61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61:.S61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61:.V61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61:.Z61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61:.AC61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61:.AG61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61:.AK61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61:.AO61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61:.AR61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61:.AV61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61:.BA61])" office:value-type="float" office:value="0" calcext:value-type="float">
            <text:p>0.00</text:p>
          </table:table-cell>
          <table:table-cell table:style-name="ce17"/>
          <table:table-cell table:style-name="ce21" table:formula="of:=[.I61]+[.M61]+[.P61]+[.T61]+[.W61]+[.AA61]+[.AD61]+[.AH61]+[.AL61]+[.AP61]+[.AS61]+[.AW61]+[.BB61]" office:value-type="float" office:value="0" calcext:value-type="float">
            <text:p>0,00</text:p>
          </table:table-cell>
          <table:table-cell table:style-name="ce24" table:formula="of:=[.BD61]/[.$BD$3]" office:value-type="percentage" office:value="0" calcext:value-type="percentage">
            <text:p>0,00%</text:p>
          </table:table-cell>
          <table:table-cell table:style-name="ce30" table:formula="of:=IF([.BE61]&lt;0.5;5;IF([.BE61]&lt;0.55;4;IF([.BE61]&lt;0.6;3.7;IF([.BE61]&lt;0.65;3.3;IF([.BE61]&lt;0.7;3;IF([.BE61]&lt;0.75;2.7;IF([.BE61]&lt;0.8;2.3;IF([.BE61]&lt;0.85;2;IF([.BE61]&lt;0.9;1.7;IF([.BE61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 table:visibility="collapse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62:.H62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62:.L62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62:.O62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62:.S62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62:.V62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62:.Z62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62:.AC62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62:.AG62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62:.AK62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62:.AO62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62:.AR62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62:.AV62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62:.BA62])" office:value-type="float" office:value="0" calcext:value-type="float">
            <text:p>0.00</text:p>
          </table:table-cell>
          <table:table-cell table:style-name="ce17"/>
          <table:table-cell table:style-name="ce21" table:formula="of:=[.I62]+[.M62]+[.P62]+[.T62]+[.W62]+[.AA62]+[.AD62]+[.AH62]+[.AL62]+[.AP62]+[.AS62]+[.AW62]+[.BB62]" office:value-type="float" office:value="0" calcext:value-type="float">
            <text:p>0,00</text:p>
          </table:table-cell>
          <table:table-cell table:style-name="ce24" table:formula="of:=[.BD62]/[.$BD$3]" office:value-type="percentage" office:value="0" calcext:value-type="percentage">
            <text:p>0,00%</text:p>
          </table:table-cell>
          <table:table-cell table:style-name="ce30" table:formula="of:=IF([.BE62]&lt;0.5;5;IF([.BE62]&lt;0.55;4;IF([.BE62]&lt;0.6;3.7;IF([.BE62]&lt;0.65;3.3;IF([.BE62]&lt;0.7;3;IF([.BE62]&lt;0.75;2.7;IF([.BE62]&lt;0.8;2.3;IF([.BE62]&lt;0.85;2;IF([.BE62]&lt;0.9;1.7;IF([.BE62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 table:visibility="collapse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63:.H63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63:.L63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63:.O63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63:.S63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63:.V63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63:.Z63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63:.AC63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63:.AG63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63:.AK63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63:.AO63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63:.AR63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63:.AV63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63:.BA63])" office:value-type="float" office:value="0" calcext:value-type="float">
            <text:p>0.00</text:p>
          </table:table-cell>
          <table:table-cell table:style-name="ce17"/>
          <table:table-cell table:style-name="ce21" table:formula="of:=[.I63]+[.M63]+[.P63]+[.T63]+[.W63]+[.AA63]+[.AD63]+[.AH63]+[.AL63]+[.AP63]+[.AS63]+[.AW63]+[.BB63]" office:value-type="float" office:value="0" calcext:value-type="float">
            <text:p>0,00</text:p>
          </table:table-cell>
          <table:table-cell table:style-name="ce24" table:formula="of:=[.BD63]/[.$BD$3]" office:value-type="percentage" office:value="0" calcext:value-type="percentage">
            <text:p>0,00%</text:p>
          </table:table-cell>
          <table:table-cell table:style-name="ce30" table:formula="of:=IF([.BE63]&lt;0.5;5;IF([.BE63]&lt;0.55;4;IF([.BE63]&lt;0.6;3.7;IF([.BE63]&lt;0.65;3.3;IF([.BE63]&lt;0.7;3;IF([.BE63]&lt;0.75;2.7;IF([.BE63]&lt;0.8;2.3;IF([.BE63]&lt;0.85;2;IF([.BE63]&lt;0.9;1.7;IF([.BE63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8" table:number-columns-repeated="2"/>
          <table:table-cell table:style-name="ce12" table:formula="of:=SUM([.G64:.H64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J64:.L64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N64:.O64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Q64:.S64])" office:value-type="float" office:value="0" calcext:value-type="float">
            <text:p>0.00</text:p>
          </table:table-cell>
          <table:table-cell table:style-name="ce8" table:number-columns-repeated="2"/>
          <table:table-cell table:style-name="ce12" table:formula="of:=SUM([.U64:.V64])" office:value-type="float" office:value="0" calcext:value-type="float">
            <text:p>0.00</text:p>
          </table:table-cell>
          <table:table-cell table:style-name="ce8" table:number-columns-repeated="3"/>
          <table:table-cell table:style-name="ce12" table:formula="of:=SUM([.X64:.Z64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B64:.AC64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E64:.AG64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I64:.AK64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M64:.AO64])" office:value-type="float" office:value="0" calcext:value-type="float">
            <text:p>0.00</text:p>
          </table:table-cell>
          <table:table-cell table:style-name="ce8" table:number-columns-repeated="2"/>
          <table:table-cell table:style-name="ce9" table:formula="of:=SUM([.AQ64:.AR64])" office:value-type="float" office:value="0" calcext:value-type="float">
            <text:p>0.00</text:p>
          </table:table-cell>
          <table:table-cell table:style-name="ce8" table:number-columns-repeated="3"/>
          <table:table-cell table:style-name="ce9" table:formula="of:=SUM([.AT64:.AV64])" office:value-type="float" office:value="0" calcext:value-type="float">
            <text:p>0.00</text:p>
          </table:table-cell>
          <table:table-cell table:style-name="ce8" table:number-columns-repeated="4"/>
          <table:table-cell table:style-name="ce9" table:formula="of:=SUM([.AX64:.BA64])" office:value-type="float" office:value="0" calcext:value-type="float">
            <text:p>0.00</text:p>
          </table:table-cell>
          <table:table-cell table:style-name="ce17"/>
          <table:table-cell table:style-name="ce21" table:formula="of:=[.I64]+[.M64]+[.P64]+[.T64]+[.W64]+[.AA64]+[.AD64]+[.AH64]+[.AL64]+[.AP64]+[.AS64]+[.AW64]+[.BB64]" office:value-type="float" office:value="0" calcext:value-type="float">
            <text:p>0,00</text:p>
          </table:table-cell>
          <table:table-cell table:style-name="ce24" table:formula="of:=[.BD64]/[.$BD$3]" office:value-type="percentage" office:value="0" calcext:value-type="percentage">
            <text:p>0,00%</text:p>
          </table:table-cell>
          <table:table-cell table:style-name="ce30" table:formula="of:=IF([.BE64]&lt;0.5;5;IF([.BE64]&lt;0.55;4;IF([.BE64]&lt;0.6;3.7;IF([.BE64]&lt;0.65;3.3;IF([.BE64]&lt;0.7;3;IF([.BE64]&lt;0.75;2.7;IF([.BE64]&lt;0.8;2.3;IF([.BE64]&lt;0.85;2;IF([.BE64]&lt;0.9;1.7;IF([.BE64]&lt;0.95;1.3;1))))))))))" office:value-type="float" office:value="5" calcext:value-type="float">
            <text:p>5,0</text:p>
          </table:table-cell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62"/>
        </table:table-row>
        <table:table-row table:style-name="ro1" table:number-rows-repeated="3">
          <table:table-cell table:style-name="ce2" table:number-columns-repeated="2"/>
          <table:table-cell/>
          <table:table-cell table:style-name="ce4" table:number-columns-repeated="2"/>
          <table:table-cell/>
          <table:table-cell table:style-name="ce8"/>
          <table:table-cell table:style-name="ce10"/>
          <table:table-cell table:style-name="ce12"/>
          <table:table-cell table:style-name="ce8" table:number-columns-repeated="3"/>
          <table:table-cell table:style-name="ce7"/>
          <table:table-cell table:style-name="ce8" table:number-columns-repeated="2"/>
          <table:table-cell table:style-name="ce12"/>
          <table:table-cell table:style-name="ce8" table:number-columns-repeated="3"/>
          <table:table-cell table:style-name="ce12"/>
          <table:table-cell table:style-name="ce8" table:number-columns-repeated="2"/>
          <table:table-cell table:style-name="ce12"/>
          <table:table-cell table:style-name="ce8" table:number-columns-repeated="3"/>
          <table:table-cell table:style-name="ce12"/>
          <table:table-cell table:style-name="ce8" table:number-columns-repeated="2"/>
          <table:table-cell table:style-name="ce12"/>
          <table:table-cell table:style-name="ce8" table:number-columns-repeated="3"/>
          <table:table-cell table:style-name="ce12"/>
          <table:table-cell table:style-name="ce8" table:number-columns-repeated="3"/>
          <table:table-cell table:style-name="ce12"/>
          <table:table-cell table:style-name="ce8" table:number-columns-repeated="3"/>
          <table:table-cell table:style-name="ce12"/>
          <table:table-cell table:style-name="ce8" table:number-columns-repeated="2"/>
          <table:table-cell table:style-name="ce12"/>
          <table:table-cell table:style-name="ce8" table:number-columns-repeated="3"/>
          <table:table-cell table:style-name="ce12"/>
          <table:table-cell table:style-name="ce8" table:number-columns-repeated="4"/>
          <table:table-cell table:style-name="ce12"/>
          <table:table-cell table:style-name="ce17"/>
          <table:table-cell table:style-name="ce21"/>
          <table:table-cell table:style-name="ce26"/>
          <table:table-cell table:style-name="ce30"/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55"/>
          <table:table-cell table:number-columns-repeated="7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/>
          <table:table-cell table:style-name="ce4"/>
          <table:table-cell table:style-name="ce2"/>
          <table:table-cell table:style-name="ce12"/>
          <table:table-cell table:style-name="ce4" table:number-columns-repeated="3"/>
          <table:table-cell table:style-name="ce7"/>
          <table:table-cell table:style-name="ce2" table:number-columns-repeated="17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 table:number-columns-repeated="8"/>
          <table:table-cell table:style-name="ce4" table:number-columns-repeated="4"/>
          <table:table-cell table:style-name="ce2"/>
          <table:table-cell table:style-name="ce17"/>
          <table:table-cell table:style-name="ce22"/>
          <table:table-cell table:style-name="ce27"/>
          <table:table-cell table:style-name="ce30"/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55"/>
          <table:table-cell table:number-columns-repeated="7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/>
          <table:table-cell table:style-name="ce4"/>
          <table:table-cell table:style-name="ce2"/>
          <table:table-cell table:style-name="ce12"/>
          <table:table-cell table:style-name="ce4" table:number-columns-repeated="3"/>
          <table:table-cell table:style-name="ce7"/>
          <table:table-cell table:style-name="ce2" table:number-columns-repeated="21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 table:number-columns-repeated="13"/>
          <table:table-cell table:style-name="ce17"/>
          <table:table-cell table:style-name="ce22"/>
          <table:table-cell table:style-name="ce27"/>
          <table:table-cell table:style-name="ce30"/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55"/>
          <table:table-cell table:number-columns-repeated="7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/>
          <table:table-cell table:style-name="ce4"/>
          <table:table-cell table:style-name="ce2"/>
          <table:table-cell table:style-name="ce12"/>
          <table:table-cell table:style-name="ce4" table:number-columns-repeated="3"/>
          <table:table-cell table:style-name="ce7"/>
          <table:table-cell table:style-name="ce2" table:number-columns-repeated="21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 table:number-columns-repeated="4"/>
          <table:table-cell table:style-name="ce8" table:number-columns-repeated="3"/>
          <table:table-cell table:style-name="ce2" table:number-columns-repeated="6"/>
          <table:table-cell table:style-name="ce17"/>
          <table:table-cell table:style-name="ce22"/>
          <table:table-cell table:style-name="ce27"/>
          <table:table-cell table:style-name="ce30"/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55"/>
          <table:table-cell table:number-columns-repeated="7"/>
        </table:table-row>
        <table:table-row table:style-name="ro1" table:number-rows-repeated="4">
          <table:table-cell table:style-name="ce2" table:number-columns-repeated="3"/>
          <table:table-cell table:style-name="ce4" table:number-columns-repeated="2"/>
          <table:table-cell/>
          <table:table-cell table:style-name="ce4"/>
          <table:table-cell table:style-name="ce2"/>
          <table:table-cell table:style-name="ce12"/>
          <table:table-cell table:style-name="ce4" table:number-columns-repeated="3"/>
          <table:table-cell table:style-name="ce7"/>
          <table:table-cell table:style-name="ce2" table:number-columns-repeated="21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 table:number-columns-repeated="13"/>
          <table:table-cell table:style-name="ce17"/>
          <table:table-cell table:style-name="ce22"/>
          <table:table-cell table:style-name="ce27"/>
          <table:table-cell table:style-name="ce30"/>
          <table:table-cell table:style-name="ce31"/>
          <table:table-cell table:style-name="ce35"/>
          <table:table-cell table:style-name="ce30"/>
          <table:table-cell table:style-name="ce38"/>
          <table:table-cell table:style-name="ce2" table:number-columns-repeated="955"/>
          <table:table-cell table:number-columns-repeated="7"/>
        </table:table-row>
        <table:table-row table:style-name="ro1" table:number-rows-repeated="2">
          <table:table-cell table:number-columns-repeated="8"/>
          <table:table-cell table:style-name="ce12"/>
          <table:table-cell table:number-columns-repeated="3"/>
          <table:table-cell table:style-name="ce7"/>
          <table:table-cell table:number-columns-repeated="21"/>
          <table:table-cell table:style-name="ce5" table:number-columns-repeated="3"/>
          <table:table-cell/>
          <table:table-cell table:style-name="ce5" table:number-columns-repeated="3"/>
          <table:table-cell table:number-columns-repeated="983"/>
        </table:table-row>
        <table:table-row table:style-name="ro1" table:number-rows-repeated="16">
          <table:table-cell table:number-columns-repeated="34"/>
          <table:table-cell table:style-name="ce5" table:number-columns-repeated="3"/>
          <table:table-cell/>
          <table:table-cell table:style-name="ce5" table:number-columns-repeated="3"/>
          <table:table-cell table:number-columns-repeated="983"/>
        </table:table-row>
        <table:table-row table:style-name="ro1">
          <table:table-cell table:number-columns-repeated="34"/>
          <table:table-cell table:style-name="ce5" table:number-columns-repeated="3"/>
          <table:table-cell table:number-columns-repeated="987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微软雅黑" style:font-family-asian="微软雅黑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pages="1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.00.0000</text:date>, <text:time style:data-style-name="N2" text:time-value="12:18:33.048891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f99d75f39f1c57ebdd7ffc5f42867c12031db97a</meta:generator>
    <dc:date>2016-11-07T12:32:55.046609646</dc:date>
    <dc:creator>Olaf Bergmann</dc:creator>
    <meta:editing-duration>P31DT20H46M50S</meta:editing-duration>
    <meta:editing-cycles>1449</meta:editing-cycles>
    <meta:printed-by>Olaf Bergmann</meta:printed-by>
    <meta:print-date>2014-10-28T15:48:55.980302589</meta:print-date>
    <meta:document-statistic meta:table-count="1" meta:cell-count="1099" meta:object-count="0"/>
  </office:meta>
</office:document-meta>
</file>